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58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udent@dl-34:~$ date</text:p>
      <text:p text:style-name="Standard">Thursday 09 January 2025 03:30:22 PM IST</text:p>
      <text:p text:style-name="Standard">student@dl-34:~$ date +%mo</text:p>
      <text:p text:style-name="Standard">01o</text:p>
      <text:p text:style-name="Standard">student@dl-34:~$ date +h</text:p>
      <text:p text:style-name="Standard">h</text:p>
      <text:p text:style-name="Standard">student@dl-34:~$ date +%h</text:p>
      <text:p text:style-name="Standard">Jan</text:p>
      <text:p text:style-name="Standard">student@dl-34:~$ date +%d</text:p>
      <text:p text:style-name="Standard">09</text:p>
      <text:p text:style-name="Standard">student@dl-34:~$ date +%y</text:p>
      <text:p text:style-name="Standard">25</text:p>
      <text:p text:style-name="Standard">student@dl-34:~$ date +%H</text:p>
      <text:p text:style-name="Standard">15</text:p>
      <text:p text:style-name="Standard">student@dl-34:~$ date +%M</text:p>
      <text:p text:style-name="Standard">35</text:p>
      <text:p text:style-name="Standard">student@dl-34:~$ date +%S</text:p>
      <text:p text:style-name="Standard">52</text:p>
      <text:p text:style-name="Standard">student@dl-34:~$ cal</text:p>
      <text:p text:style-name="Standard">Command 'cal' not found, but can be installed with:</text:p>
      <text:p text:style-name="Standard">sudo apt install ncal</text:p>
      <text:p text:style-name="Standard">student@dl-34:~$ cal</text:p>
      <text:p text:style-name="Standard">Command 'cal' not found, but can be installed with:</text:p>
      <text:p text:style-name="Standard">sudo apt install ncal</text:p>
      <text:p text:style-name="Standard">student@dl-34:~$ ncal</text:p>
      <text:p text:style-name="Standard">Command 'ncal' not found, but can be installed with:</text:p>
      <text:p text:style-name="Standard">sudo apt install ncal</text:p>
      <text:p text:style-name="Standard">student@dl-34:~$ sudo apt install ncal</text:p>
      <text:p text:style-name="Standard">[sudo] password for student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NEW packages will be installed:</text:p>
      <text:p text:style-name="Standard"><text:s text:c="2"/>ncal</text:p>
      <text:p text:style-name="Standard">0 upgraded, 1 newly installed, 0 to remove and 87 not upgraded.</text:p>
      <text:p text:style-name="Standard">Need to get 20.2 kB of archives.</text:p>
      <text:p text:style-name="Standard">After this operation, 69.6 kB of additional disk space will be used.</text:p>
      <text:p text:style-name="Standard">Get:1 http://in.archive.ubuntu.com/ubuntu jammy/universe amd64 ncal amd64 12.1.7+nmu3ubuntu2 [20.2 kB]</text:p>
      <text:p text:style-name="Standard">Fetched 20.2 kB in 26s (781 B/s)</text:p>
      <text:p text:style-name="Standard">Selecting previously unselected package ncal.</text:p>
      <text:p text:style-name="Standard">(Reading database ... 218359 files and directories currently installed.)</text:p>
      <text:p text:style-name="Standard">Preparing to unpack .../ncal_12.1.7+nmu3ubuntu2_amd64.deb ...</text:p>
      <text:p text:style-name="Standard">Unpacking ncal (12.1.7+nmu3ubuntu2) ...</text:p>
      <text:p text:style-name="Standard">Setting up ncal (12.1.7+nmu3ubuntu2) ...</text:p>
      <text:p text:style-name="Standard">Processing triggers for man-db (2.10.2-1) ...</text:p>
      <text:p text:style-name="Standard">student@dl-34:~$ cal</text:p>
      <text:p text:style-name="Standard"><text:s text:c="4"/>January 2025 <text:s text:c="5"/></text:p>
      <text:p text:style-name="Standard">Su Mo Tu We Th Fr Sa <text:s/></text:p>
      <text:p text:style-name="Standard"><text:s text:c="10"/>1 <text:s/>2 <text:s/>3 <text:s/>4 <text:s/></text:p>
      <text:p text:style-name="Standard"><text:s/>5 <text:s/>6 <text:s/>7 <text:s/>8 <text:s/>9 10 11 <text:s/></text:p>
      <text:p text:style-name="Standard">12 13 14 15 16 17 18 <text:s/></text:p>
      <text:p text:style-name="Standard"><text:soft-page-break/>19 20 21 22 23 24 25 <text:s/></text:p>
      <text:p text:style-name="Standard">26 27 28 29 30 31 <text:s text:c="4"/></text:p>
      <text:p text:style-name="Standard"><text:s text:c="22"/></text:p>
      <text:p text:style-name="Standard">student@dl-34:~$ echo</text:p>
      <text:p text:style-name="Standard"/>
      <text:p text:style-name="Standard">student@dl-34:~$ Hello world..</text:p>
      <text:p text:style-name="Standard">Command 'Hello' not found, did you mean:</text:p>
      <text:p text:style-name="Standard"><text:s text:c="2"/>command 'hello' from snap hello (2.10)</text:p>
      <text:p text:style-name="Standard"><text:s text:c="2"/>command 'jello' from deb jello (1.5.2-1)</text:p>
      <text:p text:style-name="Standard"><text:s text:c="2"/>command 'hello' from deb hello (2.10-2ubuntu4)</text:p>
      <text:p text:style-name="Standard"><text:s text:c="2"/>command 'hello' from deb hello-traditional (2.10-5)</text:p>
      <text:p text:style-name="Standard">See 'snap info &lt;snapname&gt;' for additional versions.</text:p>
      <text:p text:style-name="Standard">student@dl-34:~$ echo Hello World..</text:p>
      <text:p text:style-name="Standard">Hello World..</text:p>
      <text:p text:style-name="Standard">student@dl-34:~$ ls</text:p>
      <text:p text:style-name="Standard">Desktop <text:s/>Documents <text:s/>Downloads <text:s/>google-chrome-stable_current_amd64.deb <text:s/>Music <text:s/>mysql-apt-config_0.8.30-1_all.deb <text:s/>Pictures <text:s/>Public <text:s/>snap <text:s/>Templates <text:s/>Videos</text:p>
      <text:p text:style-name="Standard">student@dl-34:~$ ls -s</text:p>
      <text:p text:style-name="Standard">total 108832</text:p>
      <text:p text:style-name="Standard"><text:s text:c="5"/>4 Desktop <text:s text:c="8"/>4 Downloads <text:s text:c="35"/>4 Music <text:s text:c="34"/>4 Pictures <text:s text:c="6"/>4 snap <text:s text:c="11"/>4 Videos</text:p>
      <text:p text:style-name="Standard"><text:s text:c="5"/>4 Documents <text:s/>108776 google-chrome-stable_current_amd64.deb <text:s text:c="5"/>20 mysql-apt-config_0.8.30-1_all.deb <text:s text:c="6"/>4 Public <text:s text:c="8"/>4 Templates</text:p>
      <text:p text:style-name="Standard">student@dl-34:~$ ls -r</text:p>
      <text:p text:style-name="Standard">Videos <text:s/>Templates <text:s/>snap <text:s/>Public <text:s/>Pictures <text:s/>mysql-apt-config_0.8.30-1_all.deb <text:s/>Music <text:s/>google-chrome-stable_current_amd64.deb <text:s/>Downloads <text:s/>Documents <text:s/>Desktop</text:p>
      <text:p text:style-name="Standard">student@dl-34:~$ ls -f</text:p>
      <text:p text:style-name="Standard">.cache <text:s/>.pki <text:s text:c="4"/>.bash_history <text:s/>Downloads <text:s/>.. <text:s text:c="4"/>Templates <text:s/>snap <text:s text:c="2"/>google-chrome-stable_current_amd64.deb <text:s/>.sudo_as_admin_successful <text:s/>Pictures <text:s text:c="5"/>.profile <text:s/>Desktop <text:s text:c="27"/>.bashrc</text:p>
      <text:p text:style-name="Standard">.ssh <text:s text:c="3"/>.config <text:s/>Public <text:s text:c="8"/>Documents <text:s/>.java <text:s/>.gnupg <text:s text:c="4"/>Music <text:s/>.local <text:s text:c="33"/>Videos <text:s text:c="20"/>.bash_logout <text:s/>. <text:s text:c="8"/>mysql-apt-config_0.8.30-1_all.deb</text:p>
      <text:p text:style-name="Standard">student@dl-34:~$ ls -l</text:p>
      <text:p text:style-name="Standard">total 108832</text:p>
      <text:p text:style-name="Standard">drwxr-xr-x 2 student student <text:s text:c="5"/>4096 Oct 30 11:46 Desktop</text:p>
      <text:p text:style-name="Standard">drwxr-xr-x 2 student student <text:s text:c="5"/>4096 Oct 30 21:51 Documents</text:p>
      <text:p text:style-name="Standard">drwxr-xr-x 2 student student <text:s text:c="5"/>4096 Nov 11 10:52 Downloads</text:p>
      <text:p text:style-name="Standard">-rw-r--r-- 1 root <text:s text:c="3"/>root <text:s text:c="3"/>111384404 Oct 29 06:24 google-chrome-stable_current_amd64.deb</text:p>
      <text:p text:style-name="Standard">drwxr-xr-x 2 student student <text:s text:c="5"/>4096 Oct 30 21:51 Music</text:p>
      <text:p text:style-name="Standard">-rw-r--r-- 1 root <text:s text:c="3"/>root <text:s text:c="7"/>18200 Apr 23 <text:s/>2024 mysql-apt-config_0.8.30-1_all.deb</text:p>
      <text:p text:style-name="Standard">drwxr-xr-x 3 student student <text:s text:c="5"/>4096 Nov <text:s/>6 16:36 Pictures</text:p>
      <text:p text:style-name="Standard">drwxr-xr-x 2 student student <text:s text:c="5"/>4096 Oct 30 21:51 Public</text:p>
      <text:p text:style-name="Standard">drwx------ 6 student student <text:s text:c="5"/>4096 Oct 30 11:47 snap</text:p>
      <text:p text:style-name="Standard">drwxr-xr-x 2 student student <text:s text:c="5"/>4096 Oct 30 21:51 Templates</text:p>
      <text:p text:style-name="Standard">drwxr-xr-x 2 student student <text:s text:c="5"/>4096 Oct 30 21:51 Videos</text:p>
      <text:p text:style-name="Standard">student@dl-34:~$ ls -t</text:p>
      <text:p text:style-name="Standard">Downloads <text:s/>Pictures <text:s/>Documents <text:s/>Music <text:s/>Public <text:s/>Templates <text:s/>Videos <text:s/>snap <text:s/>Desktop <text:s/>google-chrome-stable_current_amd64.deb <text:s/>mysql-apt-config_0.8.30-1_all.deb</text:p>
      <text:p text:style-name="Standard">student@dl-34:~$ ls -u</text:p>
      <text:p text:style-name="Standard">Templates <text:s/>Pictures <text:s/>Videos <text:s/>Documents <text:s/>Music <text:s/>Desktop <text:s/>Downloads <text:s/>snap <text:s/>Public <text:s/>mysql-apt-config_0.8.30-1_all.deb <text:s/>google-chrome-stable_current_amd64.deb</text:p>
      <text:p text:style-name="Standard">student@dl-34:~$ ls -S</text:p>
      <text:p text:style-name="Standard"><text:soft-page-break/>google-chrome-stable_current_amd64.deb <text:s/>mysql-apt-config_0.8.30-1_all.deb <text:s/>Desktop <text:s/>Documents <text:s/>Downloads <text:s/>Music <text:s/>Pictures <text:s/>Public <text:s/>snap <text:s/>Templates <text:s/>Videos</text:p>
      <text:p text:style-name="Standard">student@dl-34:~$ ls -R</text:p>
      <text:p text:style-name="Standard">.:</text:p>
      <text:p text:style-name="Standard">Desktop <text:s/>Documents <text:s/>Downloads <text:s/>google-chrome-stable_current_amd64.deb <text:s/>Music <text:s/>mysql-apt-config_0.8.30-1_all.deb <text:s/>Pictures <text:s/>Public <text:s/>snap <text:s/>Templates <text:s/>Videos</text:p>
      <text:p text:style-name="Standard"/>
      <text:p text:style-name="Standard">./Desktop:</text:p>
      <text:p text:style-name="Standard"/>
      <text:p text:style-name="Standard">./Documents:</text:p>
      <text:p text:style-name="Standard"/>
      <text:p text:style-name="Standard">./Downloads:</text:p>
      <text:p text:style-name="Standard"/>
      <text:p text:style-name="Standard">./Music:</text:p>
      <text:p text:style-name="Standard"/>
      <text:p text:style-name="Standard">./Pictures:</text:p>
      <text:p text:style-name="Standard">Screenshots</text:p>
      <text:p text:style-name="Standard"/>
      <text:p text:style-name="Standard">./Pictures/Screenshots:</text:p>
      <text:p text:style-name="Standard"/>
      <text:p text:style-name="Standard">./Public:</text:p>
      <text:p text:style-name="Standard"/>
      <text:p text:style-name="Standard">./snap:</text:p>
      <text:p text:style-name="Standard">firefox <text:s/>mysql-workbench-community <text:s/>snapd-desktop-integration <text:s/>snap-store</text:p>
      <text:p text:style-name="Standard"/>
      <text:p text:style-name="Standard">./snap/firefox:</text:p>
      <text:p text:style-name="Standard">4848 <text:s/>common <text:s/>current</text:p>
      <text:p text:style-name="Standard"/>
      <text:p text:style-name="Standard">./snap/firefox/4848:</text:p>
      <text:p text:style-name="Standard"/>
      <text:p text:style-name="Standard">./snap/firefox/common:</text:p>
      <text:p text:style-name="Standard"/>
      <text:p text:style-name="Standard">./snap/mysql-workbench-community:</text:p>
      <text:p text:style-name="Standard">13 <text:s/>common <text:s/>current</text:p>
      <text:p text:style-name="Standard"/>
      <text:p text:style-name="Standard">./snap/mysql-workbench-community/13:</text:p>
      <text:p text:style-name="Standard"/>
      <text:p text:style-name="Standard">./snap/mysql-workbench-community/common:</text:p>
      <text:p text:style-name="Standard"/>
      <text:p text:style-name="Standard">./snap/snapd-desktop-integration:</text:p>
      <text:p text:style-name="Standard">178 <text:s/>253 <text:s/>common <text:s/>current</text:p>
      <text:p text:style-name="Standard"/>
      <text:p text:style-name="Standard">./snap/snapd-desktop-integration/178:</text:p>
      <text:p text:style-name="Standard">Desktop <text:s/>Documents <text:s/>Downloads <text:s/>Music <text:s/>Pictures <text:s/>Public <text:s/>Templates <text:s/>Videos</text:p>
      <text:p text:style-name="Standard"/>
      <text:p text:style-name="Standard">./snap/snapd-desktop-integration/178/Desktop:</text:p>
      <text:p text:style-name="Standard"/>
      <text:p text:style-name="Standard">./snap/snapd-desktop-integration/178/Documents:</text:p>
      <text:p text:style-name="Standard"/>
      <text:p text:style-name="Standard">./snap/snapd-desktop-integration/178/Downloads:</text:p>
      <text:p text:style-name="Standard"/>
      <text:p text:style-name="Standard">./snap/snapd-desktop-integration/178/Music:</text:p>
      <text:p text:style-name="Standard"><text:soft-page-break/></text:p>
      <text:p text:style-name="Standard">./snap/snapd-desktop-integration/178/Pictures:</text:p>
      <text:p text:style-name="Standard"/>
      <text:p text:style-name="Standard">./snap/snapd-desktop-integration/178/Public:</text:p>
      <text:p text:style-name="Standard"/>
      <text:p text:style-name="Standard">./snap/snapd-desktop-integration/178/Templates:</text:p>
      <text:p text:style-name="Standard"/>
      <text:p text:style-name="Standard">./snap/snapd-desktop-integration/178/Videos:</text:p>
      <text:p text:style-name="Standard"/>
      <text:p text:style-name="Standard">./snap/snapd-desktop-integration/253:</text:p>
      <text:p text:style-name="Standard">Desktop <text:s/>Documents <text:s/>Downloads <text:s/>Music <text:s/>Pictures <text:s/>Public <text:s/>Templates <text:s/>Videos</text:p>
      <text:p text:style-name="Standard"/>
      <text:p text:style-name="Standard">./snap/snapd-desktop-integration/253/Desktop:</text:p>
      <text:p text:style-name="Standard"/>
      <text:p text:style-name="Standard">./snap/snapd-desktop-integration/253/Documents:</text:p>
      <text:p text:style-name="Standard"/>
      <text:p text:style-name="Standard">./snap/snapd-desktop-integration/253/Downloads:</text:p>
      <text:p text:style-name="Standard"/>
      <text:p text:style-name="Standard">./snap/snapd-desktop-integration/253/Music:</text:p>
      <text:p text:style-name="Standard"/>
      <text:p text:style-name="Standard">./snap/snapd-desktop-integration/253/Pictures:</text:p>
      <text:p text:style-name="Standard"/>
      <text:p text:style-name="Standard">./snap/snapd-desktop-integration/253/Public:</text:p>
      <text:p text:style-name="Standard"/>
      <text:p text:style-name="Standard">./snap/snapd-desktop-integration/253/Templates:</text:p>
      <text:p text:style-name="Standard"/>
      <text:p text:style-name="Standard">./snap/snapd-desktop-integration/253/Videos:</text:p>
      <text:p text:style-name="Standard"/>
      <text:p text:style-name="Standard">./snap/snapd-desktop-integration/common:</text:p>
      <text:p text:style-name="Standard"/>
      <text:p text:style-name="Standard">./snap/snap-store:</text:p>
      <text:p text:style-name="Standard">1113 <text:s/>1216 <text:s/>common <text:s/>current</text:p>
      <text:p text:style-name="Standard"/>
      <text:p text:style-name="Standard">./snap/snap-store/1113:</text:p>
      <text:p text:style-name="Standard"/>
      <text:p text:style-name="Standard">./snap/snap-store/1216:</text:p>
      <text:p text:style-name="Standard"/>
      <text:p text:style-name="Standard">./snap/snap-store/common:</text:p>
      <text:p text:style-name="Standard"/>
      <text:p text:style-name="Standard">./Templates:</text:p>
      <text:p text:style-name="Standard"/>
      <text:p text:style-name="Standard">./Videos:</text:p>
      <text:p text:style-name="Standard">student@dl-34:~$ ls (a-m]*</text:p>
      <text:p text:style-name="Standard">bash: syntax error near unexpected token `('</text:p>
      <text:p text:style-name="Standard">student@dl-34:~$ ls [a-m]*</text:p>
      <text:p text:style-name="Standard">google-chrome-stable_current_amd64.deb <text:s/>mysql-apt-config_0.8.30-1_all.deb</text:p>
      <text:p text:style-name="Standard">student@dl-34:~$ ls [a]*</text:p>
      <text:p text:style-name="Standard">ls: cannot access '[a]*': No such file or directory</text:p>
      <text:p text:style-name="Standard">student@dl-34:~$ ls [a-m]*</text:p>
      <text:p text:style-name="Standard">google-chrome-stable_current_amd64.deb <text:s/>mysql-apt-config_0.8.30-1_all.deb</text:p>
      <text:p text:style-name="Standard">student@dl-34:~$ ls [a]*</text:p>
      <text:p text:style-name="Standard">ls: cannot access '[a]*': No such file or directory</text:p>
      <text:p text:style-name="Standard"><text:soft-page-break/>student@dl-34:~$ lp athulc</text:p>
      <text:p text:style-name="Standard">lp: Error - unable to access "athulc" - No such file or directory</text:p>
      <text:p text:style-name="Standard">student@dl-34:~$ lp videos</text:p>
      <text:p text:style-name="Standard">lp: Error - unable to access "videos" - No such file or directory</text:p>
      <text:p text:style-name="Standard">student@dl-34:~$ lp snap</text:p>
      <text:p text:style-name="Standard">lp: Error - No default destination.</text:p>
      <text:p text:style-name="Standard">student@dl-34:~$ lp Music</text:p>
      <text:p text:style-name="Standard">lp: Error - No default destination.</text:p>
      <text:p text:style-name="Standard">student@dl-34:~$ ls [b]*</text:p>
      <text:p text:style-name="Standard">ls: cannot access '[b]*': No such file or directory</text:p>
      <text:p text:style-name="Standard">student@dl-34:~$ ls [d]*</text:p>
      <text:p text:style-name="Standard">ls: cannot access '[d]*': No such file or directory</text:p>
      <text:p text:style-name="Standard">student@dl-34:~$ ls [b-m]*</text:p>
      <text:p text:style-name="Standard">google-chrome-stable_current_amd64.deb <text:s/>mysql-apt-config_0.8.30-1_all.deb</text:p>
      <text:p text:style-name="Standard">student@dl-34:~$ ls [b]*</text:p>
      <text:p text:style-name="Standard">ls: cannot access '[b]*': No such file or directory</text:p>
      <text:p text:style-name="Standard">student@dl-34:~$ ls [c-m]*</text:p>
      <text:p text:style-name="Standard">google-chrome-stable_current_amd64.deb <text:s/>mysql-apt-config_0.8.30-1_all.deb</text:p>
      <text:p text:style-name="Standard">student@dl-34:~$ ls [c]*</text:p>
      <text:p text:style-name="Standard">ls: cannot access '[c]*': No such file or directory</text:p>
      <text:p text:style-name="Standard">student@dl-34:~$ f</text:p>
      <text:p text:style-name="Standard">f: command not found</text:p>
      <text:p text:style-name="Standard">student@dl-34:~$ f)man</text:p>
      <text:p text:style-name="Standard">bash: syntax error near unexpected token `)'</text:p>
      <text:p text:style-name="Standard">student@dl-34:~$ f man</text:p>
      <text:p text:style-name="Standard">f: command not found</text:p>
      <text:p text:style-name="Standard">student@dl-34:~$ man</text:p>
      <text:p text:style-name="Standard">What manual page do you want?</text:p>
      <text:p text:style-name="Standard">For example, try 'man man'.</text:p>
      <text:p text:style-name="Standard">student@dl-34:~$ man tiger</text:p>
      <text:p text:style-name="Standard">No manual entry for tiger</text:p>
      <text:p text:style-name="Standard">student@dl-34:~$ man cat</text:p>
      <text:p text:style-name="Standard">student@dl-34:~$ man cat</text:p>
      <text:p text:style-name="Standard">student@dl-34:~$ who$ who am i</text:p>
      <text:p text:style-name="Standard">Command 'who$' not found, did you mean:</text:p>
      <text:p text:style-name="Standard"><text:s text:c="2"/>command 'whob' from deb lft (3.91-1)</text:p>
      <text:p text:style-name="Standard"><text:s text:c="2"/>command 'who' from deb coreutils (8.32-4.1ubuntu1.2)</text:p>
      <text:p text:style-name="Standard"><text:s text:c="2"/>command 'whom' from deb mailutils-mh (1:3.14-1)</text:p>
      <text:p text:style-name="Standard"><text:s text:c="2"/>command 'whom' from deb mmh (0.4-4)</text:p>
      <text:p text:style-name="Standard"><text:s text:c="2"/>command 'whom' from deb nmh (1.7.1-11)</text:p>
      <text:p text:style-name="Standard">Try: sudo apt install &lt;deb name&gt;</text:p>
      <text:p text:style-name="Standard">student@dl-34:~$ sudo install &lt;deb name&gt;</text:p>
      <text:p text:style-name="Standard">bash: syntax error near unexpected token `newline'</text:p>
      <text:p text:style-name="Standard">student@dl-34:~$ sudo apt install &lt;deb name&gt;</text:p>
      <text:p text:style-name="Standard">bash: syntax error near unexpected token `newline'</text:p>
      <text:p text:style-name="Standard">student@dl-34:~$ cal</text:p>
      <text:p text:style-name="Standard"><text:s text:c="4"/>January 2025 <text:s text:c="5"/></text:p>
      <text:p text:style-name="Standard">Su Mo Tu We Th Fr Sa <text:s/></text:p>
      <text:p text:style-name="Standard"><text:s text:c="10"/>1 <text:s/>2 <text:s/>3 <text:s/>4 <text:s/></text:p>
      <text:p text:style-name="Standard"><text:s/>5 <text:s/>6 <text:s/>7 <text:s/>8 <text:s/>9 10 11 <text:s/></text:p>
      <text:p text:style-name="Standard">12 13 14 15 16 17 18 <text:s/></text:p>
      <text:p text:style-name="Standard">19 20 21 22 23 24 25 <text:s/></text:p>
      <text:p text:style-name="Standard"><text:soft-page-break/>26 27 28 29 30 31 <text:s text:c="4"/></text:p>
      <text:p text:style-name="Standard"><text:s text:c="22"/></text:p>
      <text:p text:style-name="Standard">student@dl-34:~$ cal 1</text:p>
      <text:p text:style-name="Standard"><text:s text:c="29"/>1</text:p>
      <text:p text:style-name="Standard"><text:s text:c="6"/>January <text:s text:c="14"/>February <text:s text:c="14"/>March <text:s text:c="9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8"/>1 <text:s/>2 <text:s/>3 <text:s/>4 <text:s/>5 <text:s/></text:p>
      <text:p text:style-name="Standard"><text:s/>2 <text:s/>3 <text:s/>4 <text:s/>5 <text:s/>6 <text:s/>7 <text:s/>8 <text:s text:c="2"/>6 <text:s/>7 <text:s/>8 <text:s/>9 10 11 12 <text:s text:c="2"/>6 <text:s/>7 <text:s/>8 <text:s/>9 10 11 12 <text:s/></text:p>
      <text:p text:style-name="Standard"><text:s/>9 10 11 12 13 14 15 <text:s/>13 14 15 16 17 18 19 <text:s/>13 14 15 16 17 18 19 <text:s/></text:p>
      <text:p text:style-name="Standard">16 17 18 19 20 21 22 <text:s/>20 21 22 23 24 25 26 <text:s/>20 21 22 23 24 25 26 <text:s/></text:p>
      <text:p text:style-name="Standard">23 24 25 26 27 28 29 <text:s/>27 28 <text:s text:c="16"/>27 28 29 30 31 <text:s text:c="7"/></text:p>
      <text:p text:style-name="Standard">30 31 <text:s text:c="60"/></text:p>
      <text:p text:style-name="Standard"/>
      <text:p text:style-name="Standard"><text:s text:c="7"/>April <text:s text:c="17"/>May <text:s text:c="18"/>June <text:s text:c="9"/></text:p>
      <text:p text:style-name="Standard">Su Mo Tu We Th Fr Sa <text:s/>Su Mo Tu We Th Fr Sa <text:s/>Su Mo Tu We Th Fr Sa <text:s/></text:p>
      <text:p text:style-name="Standard"><text:s text:c="16"/>1 <text:s/>2 <text:s text:c="2"/>1 <text:s/>2 <text:s/>3 <text:s/>4 <text:s/>5 <text:s/>6 <text:s/>7 <text:s text:c="11"/>1 <text:s/>2 <text:s/>3 <text:s/>4 <text:s/></text:p>
      <text:p text:style-name="Standard"><text:s/>3 <text:s/>4 <text:s/>5 <text:s/>6 <text:s/>7 <text:s/>8 <text:s/>9 <text:s text:c="2"/>8 <text:s/>9 10 11 12 13 14 <text:s text:c="2"/>5 <text:s/>6 <text:s/>7 <text:s/>8 <text:s/>9 10 11 <text:s/></text:p>
      <text:p text:style-name="Standard">10 11 12 13 14 15 16 <text:s/>15 16 17 18 19 20 21 <text:s/>12 13 14 15 16 17 18 <text:s/></text:p>
      <text:p text:style-name="Standard">17 18 19 20 21 22 23 <text:s/>22 23 24 25 26 27 28 <text:s/>19 20 21 22 23 24 25 <text:s/></text:p>
      <text:p text:style-name="Standard">24 25 26 27 28 29 30 <text:s/>29 30 31 <text:s text:c="13"/>26 27 28 29 30 <text:s text:c="7"/></text:p>
      <text:p text:style-name="Standard"><text:s text:c="66"/></text:p>
      <text:p text:style-name="Standard"/>
      <text:p text:style-name="Standard"><text:s text:c="8"/>July <text:s text:c="16"/>August <text:s text:c="13"/>September <text:s text:c="7"/></text:p>
      <text:p text:style-name="Standard">Su Mo Tu We Th Fr Sa <text:s/>Su Mo Tu We Th Fr Sa <text:s/>Su Mo Tu We Th Fr Sa <text:s/></text:p>
      <text:p text:style-name="Standard"><text:s text:c="16"/>1 <text:s/>2 <text:s text:c="5"/>1 <text:s/>2 <text:s/>3 <text:s/>4 <text:s/>5 <text:s/>6 <text:s text:c="14"/>1 <text:s/>2 <text:s/>3 <text:s/></text:p>
      <text:p text:style-name="Standard"><text:s/>3 <text:s/>4 <text:s/>5 <text:s/>6 <text:s/>7 <text:s/>8 <text:s/>9 <text:s text:c="2"/>7 <text:s/>8 <text:s/>9 10 11 12 13 <text:s text:c="2"/>4 <text:s/>5 <text:s/>6 <text:s/>7 <text:s/>8 <text:s/>9 10 <text:s/></text:p>
      <text:p text:style-name="Standard">10 11 12 13 14 15 16 <text:s/>14 15 16 17 18 19 20 <text:s/>11 12 13 14 15 16 17 <text:s/></text:p>
      <text:p text:style-name="Standard">17 18 19 20 21 22 23 <text:s/>21 22 23 24 25 26 27 <text:s/>18 19 20 21 22 23 24 <text:s/></text:p>
      <text:p text:style-name="Standard">24 25 26 27 28 29 30 <text:s/>28 29 30 31 <text:s text:c="10"/>25 26 27 28 29 30 <text:s text:c="4"/></text:p>
      <text:p text:style-name="Standard">31 <text:s text:c="63"/></text:p>
      <text:p text:style-name="Standard"/>
      <text:p text:style-name="Standard"><text:s text:c="6"/>October <text:s text:c="14"/>November <text:s text:c="13"/>December <text:s text:c="7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14"/>1 <text:s/>2 <text:s/>3 <text:s/></text:p>
      <text:p text:style-name="Standard"><text:s/>2 <text:s/>3 <text:s/>4 <text:s/>5 <text:s/>6 <text:s/>7 <text:s/>8 <text:s text:c="2"/>6 <text:s/>7 <text:s/>8 <text:s/>9 10 11 12 <text:s text:c="2"/>4 <text:s/>5 <text:s/>6 <text:s/>7 <text:s/>8 <text:s/>9 10 <text:s/></text:p>
      <text:p text:style-name="Standard"><text:s/>9 10 11 12 13 14 15 <text:s/>13 14 15 16 17 18 19 <text:s/>11 12 13 14 15 16 17 <text:s/></text:p>
      <text:p text:style-name="Standard">16 17 18 19 20 21 22 <text:s/>20 21 22 23 24 25 26 <text:s/>18 19 20 21 22 23 24 <text:s/></text:p>
      <text:p text:style-name="Standard">23 24 25 26 27 28 29 <text:s/>27 28 29 30 <text:s text:c="10"/>25 26 27 28 29 30 31 <text:s/></text:p>
      <text:p text:style-name="Standard">30 31 <text:s text:c="60"/></text:p>
      <text:p text:style-name="Standard">student@dl-34:~$ cal 2005</text:p>
      <text:p text:style-name="Standard"><text:s text:c="28"/>2005</text:p>
      <text:p text:style-name="Standard"><text:s text:c="6"/>January <text:s text:c="14"/>February <text:s text:c="14"/>March <text:s text:c="9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8"/>1 <text:s/>2 <text:s/>3 <text:s/>4 <text:s/>5 <text:s/></text:p>
      <text:p text:style-name="Standard"><text:s/>2 <text:s/>3 <text:s/>4 <text:s/>5 <text:s/>6 <text:s/>7 <text:s/>8 <text:s text:c="2"/>6 <text:s/>7 <text:s/>8 <text:s/>9 10 11 12 <text:s text:c="2"/>6 <text:s/>7 <text:s/>8 <text:s/>9 10 11 12 <text:s/></text:p>
      <text:p text:style-name="Standard"><text:s/>9 10 11 12 13 14 15 <text:s/>13 14 15 16 17 18 19 <text:s/>13 14 15 16 17 18 19 <text:s/></text:p>
      <text:p text:style-name="Standard">16 17 18 19 20 21 22 <text:s/>20 21 22 23 24 25 26 <text:s/>20 21 22 23 24 25 26 <text:s/></text:p>
      <text:p text:style-name="Standard">23 24 25 26 27 28 29 <text:s/>27 28 <text:s text:c="16"/>27 28 29 30 31 <text:s text:c="7"/>student@dl-34:~$ date</text:p>
      <text:p text:style-name="Standard">Thursday 09 January 2025 03:30:22 PM IST</text:p>
      <text:p text:style-name="Standard">student@dl-34:~$ date +%mo</text:p>
      <text:p text:style-name="Standard">01o</text:p>
      <text:p text:style-name="Standard">student@dl-34:~$ date +h</text:p>
      <text:p text:style-name="Standard"><text:soft-page-break/>h</text:p>
      <text:p text:style-name="Standard">student@dl-34:~$ date +%h</text:p>
      <text:p text:style-name="Standard">Jan</text:p>
      <text:p text:style-name="Standard">student@dl-34:~$ date +%d</text:p>
      <text:p text:style-name="Standard">09</text:p>
      <text:p text:style-name="Standard">student@dl-34:~$ date +%y</text:p>
      <text:p text:style-name="Standard">25</text:p>
      <text:p text:style-name="Standard">student@dl-34:~$ date +%H</text:p>
      <text:p text:style-name="Standard">15</text:p>
      <text:p text:style-name="Standard">student@dl-34:~$ date +%M</text:p>
      <text:p text:style-name="Standard">35</text:p>
      <text:p text:style-name="Standard">student@dl-34:~$ date +%S</text:p>
      <text:p text:style-name="Standard">52</text:p>
      <text:p text:style-name="Standard">student@dl-34:~$ cal</text:p>
      <text:p text:style-name="Standard">Command 'cal' not found, but can be installed with:</text:p>
      <text:p text:style-name="Standard">sudo apt install ncal</text:p>
      <text:p text:style-name="Standard">student@dl-34:~$ cal</text:p>
      <text:p text:style-name="Standard">Command 'cal' not found, but can be installed with:</text:p>
      <text:p text:style-name="Standard">sudo apt install ncal</text:p>
      <text:p text:style-name="Standard">student@dl-34:~$ ncal</text:p>
      <text:p text:style-name="Standard">Command 'ncal' not found, but can be installed with:</text:p>
      <text:p text:style-name="Standard">sudo apt install ncal</text:p>
      <text:p text:style-name="Standard">student@dl-34:~$ sudo apt install ncal</text:p>
      <text:p text:style-name="Standard">[sudo] password for student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NEW packages will be installed:</text:p>
      <text:p text:style-name="Standard"><text:s text:c="2"/>ncal</text:p>
      <text:p text:style-name="Standard">0 upgraded, 1 newly installed, 0 to remove and 87 not upgraded.</text:p>
      <text:p text:style-name="Standard">Need to get 20.2 kB of archives.</text:p>
      <text:p text:style-name="Standard">After this operation, 69.6 kB of additional disk space will be used.</text:p>
      <text:p text:style-name="Standard">Get:1 http://in.archive.ubuntu.com/ubuntu jammy/universe amd64 ncal amd64 12.1.7+nmu3ubuntu2 [20.2 kB]</text:p>
      <text:p text:style-name="Standard">Fetched 20.2 kB in 26s (781 B/s)</text:p>
      <text:p text:style-name="Standard">Selecting previously unselected package ncal.</text:p>
      <text:p text:style-name="Standard">(Reading database ... 218359 files and directories currently installed.)</text:p>
      <text:p text:style-name="Standard">Preparing to unpack .../ncal_12.1.7+nmu3ubuntu2_amd64.deb ...</text:p>
      <text:p text:style-name="Standard">Unpacking ncal (12.1.7+nmu3ubuntu2) ...</text:p>
      <text:p text:style-name="Standard">Setting up ncal (12.1.7+nmu3ubuntu2) ...</text:p>
      <text:p text:style-name="Standard">Processing triggers for man-db (2.10.2-1) ...</text:p>
      <text:p text:style-name="Standard">student@dl-34:~$ cal</text:p>
      <text:p text:style-name="Standard"><text:s text:c="4"/>January 2025 <text:s text:c="5"/></text:p>
      <text:p text:style-name="Standard">Su Mo Tu We Th Fr Sa <text:s/></text:p>
      <text:p text:style-name="Standard"><text:s text:c="10"/>1 <text:s/>2 <text:s/>3 <text:s/>4 <text:s/></text:p>
      <text:p text:style-name="Standard"><text:s/>5 <text:s/>6 <text:s/>7 <text:s/>8 <text:s/>9 10 11 <text:s/></text:p>
      <text:p text:style-name="Standard">12 13 14 15 16 17 18 <text:s/></text:p>
      <text:p text:style-name="Standard">19 20 21 22 23 24 25 <text:s/></text:p>
      <text:p text:style-name="Standard">26 27 28 29 30 31 <text:s text:c="4"/></text:p>
      <text:p text:style-name="Standard"><text:s text:c="22"/></text:p>
      <text:p text:style-name="Standard">student@dl-34:~$ echo</text:p>
      <text:p text:style-name="Standard"/>
      <text:p text:style-name="Standard"><text:soft-page-break/>student@dl-34:~$ Hello world..</text:p>
      <text:p text:style-name="Standard">Command 'Hello' not found, did you mean:</text:p>
      <text:p text:style-name="Standard"><text:s text:c="2"/>command 'hello' from snap hello (2.10)</text:p>
      <text:p text:style-name="Standard"><text:s text:c="2"/>command 'jello' from deb jello (1.5.2-1)</text:p>
      <text:p text:style-name="Standard"><text:s text:c="2"/>command 'hello' from deb hello (2.10-2ubuntu4)</text:p>
      <text:p text:style-name="Standard"><text:s text:c="2"/>command 'hello' from deb hello-traditional (2.10-5)</text:p>
      <text:p text:style-name="Standard">See 'snap info &lt;snapname&gt;' for additional versions.</text:p>
      <text:p text:style-name="Standard">student@dl-34:~$ echo Hello World..</text:p>
      <text:p text:style-name="Standard">Hello World..</text:p>
      <text:p text:style-name="Standard">student@dl-34:~$ ls</text:p>
      <text:p text:style-name="Standard">Desktop <text:s/>Documents <text:s/>Downloads <text:s/>google-chrome-stable_current_amd64.deb <text:s/>Music <text:s/>mysql-apt-config_0.8.30-1_all.deb <text:s/>Pictures <text:s/>Public <text:s/>snap <text:s/>Templates <text:s/>Videos</text:p>
      <text:p text:style-name="Standard">student@dl-34:~$ ls -s</text:p>
      <text:p text:style-name="Standard">total 108832</text:p>
      <text:p text:style-name="Standard"><text:s text:c="5"/>4 Desktop <text:s text:c="8"/>4 Downloads <text:s text:c="35"/>4 Music <text:s text:c="34"/>4 Pictures <text:s text:c="6"/>4 snap <text:s text:c="11"/>4 Videos</text:p>
      <text:p text:style-name="Standard"><text:s text:c="5"/>4 Documents <text:s/>108776 google-chrome-stable_current_amd64.deb <text:s text:c="5"/>20 mysql-apt-config_0.8.30-1_all.deb <text:s text:c="6"/>4 Public <text:s text:c="8"/>4 Templates</text:p>
      <text:p text:style-name="Standard">student@dl-34:~$ ls -r</text:p>
      <text:p text:style-name="Standard">Videos <text:s/>Templates <text:s/>snap <text:s/>Public <text:s/>Pictures <text:s/>mysql-apt-config_0.8.30-1_all.deb <text:s/>Music <text:s/>google-chrome-stable_current_amd64.deb <text:s/>Downloads <text:s/>Documents <text:s/>Desktop</text:p>
      <text:p text:style-name="Standard">student@dl-34:~$ ls -f</text:p>
      <text:p text:style-name="Standard">.cache <text:s/>.pki <text:s text:c="4"/>.bash_history <text:s/>Downloads <text:s/>.. <text:s text:c="4"/>Templates <text:s/>snap <text:s text:c="2"/>google-chrome-stable_current_amd64.deb <text:s/>.sudo_as_admin_successful <text:s/>Pictures <text:s text:c="5"/>.profile <text:s/>Desktop <text:s text:c="27"/>.bashrc</text:p>
      <text:p text:style-name="Standard">.ssh <text:s text:c="3"/>.config <text:s/>Public <text:s text:c="8"/>Documents <text:s/>.java <text:s/>.gnupg <text:s text:c="4"/>Music <text:s/>.local <text:s text:c="33"/>Videos <text:s text:c="20"/>.bash_logout <text:s/>. <text:s text:c="8"/>mysql-apt-config_0.8.30-1_all.deb</text:p>
      <text:p text:style-name="Standard">student@dl-34:~$ ls -l</text:p>
      <text:p text:style-name="Standard">total 108832</text:p>
      <text:p text:style-name="Standard">drwxr-xr-x 2 student student <text:s text:c="5"/>4096 Oct 30 11:46 Desktop</text:p>
      <text:p text:style-name="Standard">drwxr-xr-x 2 student student <text:s text:c="5"/>4096 Oct 30 21:51 Documents</text:p>
      <text:p text:style-name="Standard">drwxr-xr-x 2 student student <text:s text:c="5"/>4096 Nov 11 10:52 Downloads</text:p>
      <text:p text:style-name="Standard">-rw-r--r-- 1 root <text:s text:c="3"/>root <text:s text:c="3"/>111384404 Oct 29 06:24 google-chrome-stable_current_amd64.deb</text:p>
      <text:p text:style-name="Standard">drwxr-xr-x 2 student student <text:s text:c="5"/>4096 Oct 30 21:51 Music</text:p>
      <text:p text:style-name="Standard">-rw-r--r-- 1 root <text:s text:c="3"/>root <text:s text:c="7"/>18200 Apr 23 <text:s/>2024 mysql-apt-config_0.8.30-1_all.deb</text:p>
      <text:p text:style-name="Standard">drwxr-xr-x 3 student student <text:s text:c="5"/>4096 Nov <text:s/>6 16:36 Pictures</text:p>
      <text:p text:style-name="Standard">drwxr-xr-x 2 student student <text:s text:c="5"/>4096 Oct 30 21:51 Public</text:p>
      <text:p text:style-name="Standard">drwx------ 6 student student <text:s text:c="5"/>4096 Oct 30 11:47 snap</text:p>
      <text:p text:style-name="Standard">drwxr-xr-x 2 student student <text:s text:c="5"/>4096 Oct 30 21:51 Templates</text:p>
      <text:p text:style-name="Standard">drwxr-xr-x 2 student student <text:s text:c="5"/>4096 Oct 30 21:51 Videos</text:p>
      <text:p text:style-name="Standard">student@dl-34:~$ ls -t</text:p>
      <text:p text:style-name="Standard">Downloads <text:s/>Pictures <text:s/>Documents <text:s/>Music <text:s/>Public <text:s/>Templates <text:s/>Videos <text:s/>snap <text:s/>Desktop <text:s/>google-chrome-stable_current_amd64.deb <text:s/>mysql-apt-config_0.8.30-1_all.deb</text:p>
      <text:p text:style-name="Standard">student@dl-34:~$ ls -u</text:p>
      <text:p text:style-name="Standard">Templates <text:s/>Pictures <text:s/>Videos <text:s/>Documents <text:s/>Music <text:s/>Desktop <text:s/>Downloads <text:s/>snap <text:s/>Public <text:s/>mysql-apt-config_0.8.30-1_all.deb <text:s/>google-chrome-stable_current_amd64.deb</text:p>
      <text:p text:style-name="Standard">student@dl-34:~$ ls -S</text:p>
      <text:p text:style-name="Standard">google-chrome-stable_current_amd64.deb <text:s/>mysql-apt-config_0.8.30-1_all.deb <text:s/>Desktop <text:s/>Documents <text:s/>Downloads <text:s/>Music <text:s/>Pictures <text:s/>Public <text:s/>snap <text:s/>Templates <text:s/>Videos</text:p>
      <text:p text:style-name="Standard">student@dl-34:~$ ls -R</text:p>
      <text:p text:style-name="Standard">.:</text:p>
      <text:p text:style-name="Standard"><text:soft-page-break/>Desktop <text:s/>Documents <text:s/>Downloads <text:s/>google-chrome-stable_current_amd64.deb <text:s/>Music <text:s/>mysql-apt-config_0.8.30-1_all.deb <text:s/>Pictures <text:s/>Public <text:s/>snap <text:s/>Templates <text:s/>Videos</text:p>
      <text:p text:style-name="Standard"/>
      <text:p text:style-name="Standard">./Desktop:</text:p>
      <text:p text:style-name="Standard"/>
      <text:p text:style-name="Standard">./Documents:</text:p>
      <text:p text:style-name="Standard"/>
      <text:p text:style-name="Standard">./Downloads:</text:p>
      <text:p text:style-name="Standard"/>
      <text:p text:style-name="Standard">./Music:</text:p>
      <text:p text:style-name="Standard"/>
      <text:p text:style-name="Standard">./Pictures:</text:p>
      <text:p text:style-name="Standard">Screenshots</text:p>
      <text:p text:style-name="Standard"/>
      <text:p text:style-name="Standard">./Pictures/Screenshots:</text:p>
      <text:p text:style-name="Standard"/>
      <text:p text:style-name="Standard">./Public:</text:p>
      <text:p text:style-name="Standard"/>
      <text:p text:style-name="Standard">./snap:</text:p>
      <text:p text:style-name="Standard">firefox <text:s/>mysql-workbench-community <text:s/>snapd-desktop-integration <text:s/>snap-store</text:p>
      <text:p text:style-name="Standard"/>
      <text:p text:style-name="Standard">./snap/firefox:</text:p>
      <text:p text:style-name="Standard">4848 <text:s/>common <text:s/>current</text:p>
      <text:p text:style-name="Standard"/>
      <text:p text:style-name="Standard">./snap/firefox/4848:</text:p>
      <text:p text:style-name="Standard"/>
      <text:p text:style-name="Standard">./snap/firefox/common:</text:p>
      <text:p text:style-name="Standard"/>
      <text:p text:style-name="Standard">./snap/mysql-workbench-community:</text:p>
      <text:p text:style-name="Standard">13 <text:s/>common <text:s/>current</text:p>
      <text:p text:style-name="Standard"/>
      <text:p text:style-name="Standard">./snap/mysql-workbench-community/13:</text:p>
      <text:p text:style-name="Standard"/>
      <text:p text:style-name="Standard">./snap/mysql-workbench-community/common:</text:p>
      <text:p text:style-name="Standard"/>
      <text:p text:style-name="Standard">./snap/snapd-desktop-integration:</text:p>
      <text:p text:style-name="Standard">178 <text:s/>253 <text:s/>common <text:s/>current</text:p>
      <text:p text:style-name="Standard"/>
      <text:p text:style-name="Standard">./snap/snapd-desktop-integration/178:</text:p>
      <text:p text:style-name="Standard">Desktop <text:s/>Documents <text:s/>Downloads <text:s/>Music <text:s/>Pictures <text:s/>Public <text:s/>Templates <text:s/>Videos</text:p>
      <text:p text:style-name="Standard"/>
      <text:p text:style-name="Standard">./snap/snapd-desktop-integration/178/Desktop:</text:p>
      <text:p text:style-name="Standard"/>
      <text:p text:style-name="Standard">./snap/snapd-desktop-integration/178/Documents:</text:p>
      <text:p text:style-name="Standard"/>
      <text:p text:style-name="Standard">./snap/snapd-desktop-integration/178/Downloads:</text:p>
      <text:p text:style-name="Standard"/>
      <text:p text:style-name="Standard">./snap/snapd-desktop-integration/178/Music:</text:p>
      <text:p text:style-name="Standard"/>
      <text:p text:style-name="Standard">./snap/snapd-desktop-integration/178/Pictures:</text:p>
      <text:p text:style-name="Standard"/>
      <text:p text:style-name="Standard">./snap/snapd-desktop-integration/178/Public:</text:p>
      <text:p text:style-name="Standard"><text:soft-page-break/></text:p>
      <text:p text:style-name="Standard">./snap/snapd-desktop-integration/178/Templates:</text:p>
      <text:p text:style-name="Standard"/>
      <text:p text:style-name="Standard">./snap/snapd-desktop-integration/178/Videos:</text:p>
      <text:p text:style-name="Standard"/>
      <text:p text:style-name="Standard">./snap/snapd-desktop-integration/253:</text:p>
      <text:p text:style-name="Standard">Desktop <text:s/>Documents <text:s/>Downloads <text:s/>Music <text:s/>Pictures <text:s/>Public <text:s/>Templates <text:s/>Videos</text:p>
      <text:p text:style-name="Standard"/>
      <text:p text:style-name="Standard">./snap/snapd-desktop-integration/253/Desktop:</text:p>
      <text:p text:style-name="Standard"/>
      <text:p text:style-name="Standard">./snap/snapd-desktop-integration/253/Documents:</text:p>
      <text:p text:style-name="Standard"/>
      <text:p text:style-name="Standard">./snap/snapd-desktop-integration/253/Downloads:</text:p>
      <text:p text:style-name="Standard"/>
      <text:p text:style-name="Standard">./snap/snapd-desktop-integration/253/Music:</text:p>
      <text:p text:style-name="Standard"/>
      <text:p text:style-name="Standard">./snap/snapd-desktop-integration/253/Pictures:</text:p>
      <text:p text:style-name="Standard"/>
      <text:p text:style-name="Standard">./snap/snapd-desktop-integration/253/Public:</text:p>
      <text:p text:style-name="Standard"/>
      <text:p text:style-name="Standard">./snap/snapd-desktop-integration/253/Templates:</text:p>
      <text:p text:style-name="Standard"/>
      <text:p text:style-name="Standard">./snap/snapd-desktop-integration/253/Videos:</text:p>
      <text:p text:style-name="Standard"/>
      <text:p text:style-name="Standard">./snap/snapd-desktop-integration/common:</text:p>
      <text:p text:style-name="Standard"/>
      <text:p text:style-name="Standard">./snap/snap-store:</text:p>
      <text:p text:style-name="Standard">1113 <text:s/>1216 <text:s/>common <text:s/>current</text:p>
      <text:p text:style-name="Standard"/>
      <text:p text:style-name="Standard">./snap/snap-store/1113:</text:p>
      <text:p text:style-name="Standard"/>
      <text:p text:style-name="Standard">./snap/snap-store/1216:</text:p>
      <text:p text:style-name="Standard"/>
      <text:p text:style-name="Standard">./snap/snap-store/common:</text:p>
      <text:p text:style-name="Standard"/>
      <text:p text:style-name="Standard">./Templates:</text:p>
      <text:p text:style-name="Standard"/>
      <text:p text:style-name="Standard">./Videos:</text:p>
      <text:p text:style-name="Standard">student@dl-34:~$ ls (a-m]*</text:p>
      <text:p text:style-name="Standard">bash: syntax error near unexpected token `('</text:p>
      <text:p text:style-name="Standard">student@dl-34:~$ ls [a-m]*</text:p>
      <text:p text:style-name="Standard">google-chrome-stable_current_amd64.deb <text:s/>mysql-apt-config_0.8.30-1_all.deb</text:p>
      <text:p text:style-name="Standard">student@dl-34:~$ ls [a]*</text:p>
      <text:p text:style-name="Standard">ls: cannot access '[a]*': No such file or directory</text:p>
      <text:p text:style-name="Standard">student@dl-34:~$ ls [a-m]*</text:p>
      <text:p text:style-name="Standard">google-chrome-stable_current_amd64.deb <text:s/>mysql-apt-config_0.8.30-1_all.deb</text:p>
      <text:p text:style-name="Standard">student@dl-34:~$ ls [a]*</text:p>
      <text:p text:style-name="Standard">ls: cannot access '[a]*': No such file or directory</text:p>
      <text:p text:style-name="Standard">student@dl-34:~$ lp athulc</text:p>
      <text:p text:style-name="Standard">lp: Error - unable to access "athulc" - No such file or directory</text:p>
      <text:p text:style-name="Standard">student@dl-34:~$ lp videos</text:p>
      <text:p text:style-name="Standard">lp: Error - unable to access "videos" - No such file or directory</text:p>
      <text:p text:style-name="Standard"><text:soft-page-break/>student@dl-34:~$ lp snap</text:p>
      <text:p text:style-name="Standard">lp: Error - No default destination.</text:p>
      <text:p text:style-name="Standard">student@dl-34:~$ lp Music</text:p>
      <text:p text:style-name="Standard">lp: Error - No default destination.</text:p>
      <text:p text:style-name="Standard">student@dl-34:~$ ls [b]*</text:p>
      <text:p text:style-name="Standard">ls: cannot access '[b]*': No such file or directory</text:p>
      <text:p text:style-name="Standard">student@dl-34:~$ ls [d]*</text:p>
      <text:p text:style-name="Standard">ls: cannot access '[d]*': No such file or directory</text:p>
      <text:p text:style-name="Standard">student@dl-34:~$ ls [b-m]*</text:p>
      <text:p text:style-name="Standard">google-chrome-stable_current_amd64.deb <text:s/>mysql-apt-config_0.8.30-1_all.deb</text:p>
      <text:p text:style-name="Standard">student@dl-34:~$ ls [b]*</text:p>
      <text:p text:style-name="Standard">ls: cannot access '[b]*': No such file or directory</text:p>
      <text:p text:style-name="Standard">student@dl-34:~$ ls [c-m]*</text:p>
      <text:p text:style-name="Standard">google-chrome-stable_current_amd64.deb <text:s/>mysql-apt-config_0.8.30-1_all.deb</text:p>
      <text:p text:style-name="Standard">student@dl-34:~$ ls [c]*</text:p>
      <text:p text:style-name="Standard">ls: cannot access '[c]*': No such file or directory</text:p>
      <text:p text:style-name="Standard">student@dl-34:~$ f</text:p>
      <text:p text:style-name="Standard">f: command not found</text:p>
      <text:p text:style-name="Standard">student@dl-34:~$ f)man</text:p>
      <text:p text:style-name="Standard">bash: syntax error near unexpected token `)'</text:p>
      <text:p text:style-name="Standard">student@dl-34:~$ f man</text:p>
      <text:p text:style-name="Standard">f: command not found</text:p>
      <text:p text:style-name="Standard">student@dl-34:~$ man</text:p>
      <text:p text:style-name="Standard">What manual page do you want?</text:p>
      <text:p text:style-name="Standard">For example, try 'man man'.</text:p>
      <text:p text:style-name="Standard">student@dl-34:~$ man tiger</text:p>
      <text:p text:style-name="Standard">No manual entry for tiger</text:p>
      <text:p text:style-name="Standard">student@dl-34:~$ man cat</text:p>
      <text:p text:style-name="Standard">student@dl-34:~$ man cat</text:p>
      <text:p text:style-name="Standard">student@dl-34:~$ who$ who am i</text:p>
      <text:p text:style-name="Standard">Command 'who$' not found, did you mean:</text:p>
      <text:p text:style-name="Standard"><text:s text:c="2"/>command 'whob' from deb lft (3.91-1)</text:p>
      <text:p text:style-name="Standard"><text:s text:c="2"/>command 'who' from deb coreutils (8.32-4.1ubuntu1.2)</text:p>
      <text:p text:style-name="Standard"><text:s text:c="2"/>command 'whom' from deb mailutils-mh (1:3.14-1)</text:p>
      <text:p text:style-name="Standard"><text:s text:c="2"/>command 'whom' from deb mmh (0.4-4)</text:p>
      <text:p text:style-name="Standard"><text:s text:c="2"/>command 'whom' from deb nmh (1.7.1-11)</text:p>
      <text:p text:style-name="Standard">Try: sudo apt install &lt;deb name&gt;</text:p>
      <text:p text:style-name="Standard">student@dl-34:~$ sudo install &lt;deb name&gt;</text:p>
      <text:p text:style-name="Standard">bash: syntax error near unexpected token `newline'</text:p>
      <text:p text:style-name="Standard">student@dl-34:~$ sudo apt install &lt;deb name&gt;</text:p>
      <text:p text:style-name="Standard">bash: syntax error near unexpected token `newline'</text:p>
      <text:p text:style-name="Standard">student@dl-34:~$ cal</text:p>
      <text:p text:style-name="Standard"><text:s text:c="4"/>January 2025 <text:s text:c="5"/></text:p>
      <text:p text:style-name="Standard">Su Mo Tu We Th Fr Sa <text:s/></text:p>
      <text:p text:style-name="Standard"><text:s text:c="10"/>1 <text:s/>2 <text:s/>3 <text:s/>4 <text:s/></text:p>
      <text:p text:style-name="Standard"><text:s/>5 <text:s/>6 <text:s/>7 <text:s/>8 <text:s/>9 10 11 <text:s/></text:p>
      <text:p text:style-name="Standard">12 13 14 15 16 17 18 <text:s/></text:p>
      <text:p text:style-name="Standard">19 20 21 22 23 24 25 <text:s/></text:p>
      <text:p text:style-name="Standard">26 27 28 29 30 31 <text:s text:c="4"/></text:p>
      <text:p text:style-name="Standard"><text:s text:c="22"/></text:p>
      <text:p text:style-name="Standard">student@dl-34:~$ cal 1</text:p>
      <text:p text:style-name="Standard"><text:s text:c="29"/>1</text:p>
      <text:p text:style-name="Standard"><text:soft-page-break/><text:s text:c="6"/>January <text:s text:c="14"/>February <text:s text:c="14"/>March <text:s text:c="9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8"/>1 <text:s/>2 <text:s/>3 <text:s/>4 <text:s/>5 <text:s/></text:p>
      <text:p text:style-name="Standard"><text:s/>2 <text:s/>3 <text:s/>4 <text:s/>5 <text:s/>6 <text:s/>7 <text:s/>8 <text:s text:c="2"/>6 <text:s/>7 <text:s/>8 <text:s/>9 10 11 12 <text:s text:c="2"/>6 <text:s/>7 <text:s/>8 <text:s/>9 10 11 12 <text:s/></text:p>
      <text:p text:style-name="Standard"><text:s/>9 10 11 12 13 14 15 <text:s/>13 14 15 16 17 18 19 <text:s/>13 14 15 16 17 18 19 <text:s/></text:p>
      <text:p text:style-name="Standard">16 17 18 19 20 21 22 <text:s/>20 21 22 23 24 25 26 <text:s/>20 21 22 23 24 25 26 <text:s/></text:p>
      <text:p text:style-name="Standard">23 24 25 26 27 28 29 <text:s/>27 28 <text:s text:c="16"/>27 28 29 30 31 <text:s text:c="7"/></text:p>
      <text:p text:style-name="Standard">30 31 <text:s text:c="60"/></text:p>
      <text:p text:style-name="Standard"/>
      <text:p text:style-name="Standard"><text:s text:c="7"/>April <text:s text:c="17"/>May <text:s text:c="18"/>June <text:s text:c="9"/></text:p>
      <text:p text:style-name="Standard">Su Mo Tu We Th Fr Sa <text:s/>Su Mo Tu We Th Fr Sa <text:s/>Su Mo Tu We Th Fr Sa <text:s/></text:p>
      <text:p text:style-name="Standard"><text:s text:c="16"/>1 <text:s/>2 <text:s text:c="2"/>1 <text:s/>2 <text:s/>3 <text:s/>4 <text:s/>5 <text:s/>6 <text:s/>7 <text:s text:c="11"/>1 <text:s/>2 <text:s/>3 <text:s/>4 <text:s/></text:p>
      <text:p text:style-name="Standard"><text:s/>3 <text:s/>4 <text:s/>5 <text:s/>6 <text:s/>7 <text:s/>8 <text:s/>9 <text:s text:c="2"/>8 <text:s/>9 10 11 12 13 14 <text:s text:c="2"/>5 <text:s/>6 <text:s/>7 <text:s/>8 <text:s/>9 10 11 <text:s/></text:p>
      <text:p text:style-name="Standard">10 11 12 13 14 15 16 <text:s/>15 16 17 18 19 20 21 <text:s/>12 13 14 15 16 17 18 <text:s/></text:p>
      <text:p text:style-name="Standard">17 18 19 20 21 22 23 <text:s/>22 23 24 25 26 27 28 <text:s/>19 20 21 22 23 24 25 <text:s/></text:p>
      <text:p text:style-name="Standard">24 25 26 27 28 29 30 <text:s/>29 30 31 <text:s text:c="13"/>26 27 28 29 30 <text:s text:c="7"/></text:p>
      <text:p text:style-name="Standard"><text:s text:c="66"/></text:p>
      <text:p text:style-name="Standard"/>
      <text:p text:style-name="Standard"><text:s text:c="8"/>July <text:s text:c="16"/>August <text:s text:c="13"/>September <text:s text:c="7"/></text:p>
      <text:p text:style-name="Standard">Su Mo Tu We Th Fr Sa <text:s/>Su Mo Tu We Th Fr Sa <text:s/>Su Mo Tu We Th Fr Sa <text:s/></text:p>
      <text:p text:style-name="Standard"><text:s text:c="16"/>1 <text:s/>2 <text:s text:c="5"/>1 <text:s/>2 <text:s/>3 <text:s/>4 <text:s/>5 <text:s/>6 <text:s text:c="14"/>1 <text:s/>2 <text:s/>3 <text:s/></text:p>
      <text:p text:style-name="Standard"><text:s/>3 <text:s/>4 <text:s/>5 <text:s/>6 <text:s/>7 <text:s/>8 <text:s/>9 <text:s text:c="2"/>7 <text:s/>8 <text:s/>9 10 11 12 13 <text:s text:c="2"/>4 <text:s/>5 <text:s/>6 <text:s/>7 <text:s/>8 <text:s/>9 10 <text:s/></text:p>
      <text:p text:style-name="Standard">10 11 12 13 14 15 16 <text:s/>14 15 16 17 18 19 20 <text:s/>11 12 13 14 15 16 17 <text:s/></text:p>
      <text:p text:style-name="Standard">17 18 19 20 21 22 23 <text:s/>21 22 23 24 25 26 27 <text:s/>18 19 20 21 22 23 24 <text:s/></text:p>
      <text:p text:style-name="Standard">24 25 26 27 28 29 30 <text:s/>28 29 30 31 <text:s text:c="10"/>25 26 27 28 29 30 <text:s text:c="4"/></text:p>
      <text:p text:style-name="Standard">31 <text:s text:c="63"/></text:p>
      <text:p text:style-name="Standard"/>
      <text:p text:style-name="Standard"><text:s text:c="6"/>October <text:s text:c="14"/>November <text:s text:c="13"/>December <text:s text:c="7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14"/>1 <text:s/>2 <text:s/>3 <text:s/></text:p>
      <text:p text:style-name="Standard"><text:s/>2 <text:s/>3 <text:s/>4 <text:s/>5 <text:s/>6 <text:s/>7 <text:s/>8 <text:s text:c="2"/>6 <text:s/>7 <text:s/>8 <text:s/>9 10 11 12 <text:s text:c="2"/>4 <text:s/>5 <text:s/>6 <text:s/>7 <text:s/>8 <text:s/>9 10 <text:s/></text:p>
      <text:p text:style-name="Standard"><text:s/>9 10 11 12 13 14 15 <text:s/>13 14 15 16 17 18 19 <text:s/>11 12 13 14 15 16 17 <text:s/></text:p>
      <text:p text:style-name="Standard">16 17 18 19 20 21 22 <text:s/>20 21 22 23 24 25 26 <text:s/>18 19 20 21 22 23 24 <text:s/></text:p>
      <text:p text:style-name="Standard">23 24 25 26 27 28 29 <text:s/>27 28 29 30 <text:s text:c="10"/>25 26 27 28 29 30 31 <text:s/></text:p>
      <text:p text:style-name="Standard">30 31 <text:s text:c="60"/></text:p>
      <text:p text:style-name="Standard">student@dl-34:~$ cal 2005</text:p>
      <text:p text:style-name="Standard"><text:s text:c="28"/>2005</text:p>
      <text:p text:style-name="Standard"><text:s text:c="6"/>January <text:s text:c="14"/>February <text:s text:c="14"/>March <text:s text:c="9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8"/>1 <text:s/>2 <text:s/>3 <text:s/>4 <text:s/>5 <text:s/></text:p>
      <text:p text:style-name="Standard"><text:s/>2 <text:s/>3 <text:s/>4 <text:s/>5 <text:s/>6 <text:s/>7 <text:s/>8 <text:s text:c="2"/>6 <text:s/>7 <text:s/>8 <text:s/>9 10 11 12 <text:s text:c="2"/>6 <text:s/>7 <text:s/>8 <text:s/>9 10 11 12 <text:s/></text:p>
      <text:p text:style-name="Standard"><text:s/>9 10 11 12 13 14 15 <text:s/>13 14 15 16 17 18 19 <text:s/>13 14 15 16 17 18 19 <text:s/></text:p>
      <text:p text:style-name="Standard">16 17 18 19 20 21 22 <text:s/>20 21 22 23 24 25 26 <text:s/>20 21 22 23 24 25 26 <text:s/></text:p>
      <text:p text:style-name="Standard">23 24 25 26 27 28 29 <text:s/>27 28 <text:s text:c="16"/>27 28 29 30 31 <text:s text:c="7"/></text:p>
      <text:p text:style-name="Standard">30 31 <text:s text:c="60"/></text:p>
      <text:p text:style-name="Standard"/>
      <text:p text:style-name="Standard"><text:s text:c="7"/>April <text:s text:c="17"/>May <text:s text:c="18"/>June <text:s text:c="9"/></text:p>
      <text:p text:style-name="Standard">Su Mo Tu We Th Fr Sa <text:s/>Su Mo Tu We Th Fr Sa <text:s/>Su Mo Tu We Th Fr Sa <text:s/></text:p>
      <text:p text:style-name="Standard"><text:s text:c="16"/>1 <text:s/>2 <text:s text:c="2"/>1 <text:s/>2 <text:s/>3 <text:s/>4 <text:s/>5 <text:s/>6 <text:s/>7 <text:s text:c="11"/>1 <text:s/>2 <text:s/>3 <text:s/>4 <text:s/></text:p>
      <text:p text:style-name="Standard"><text:s/>3 <text:s/>4 <text:s/>5 <text:s/>6 <text:s/>7 <text:s/>8 <text:s/>9 <text:s text:c="2"/>8 <text:s/>9 10 11 12 13 14 <text:s text:c="2"/>5 <text:s/>6 <text:s/>7 <text:s/>8 <text:s/>9 10 11 <text:s/></text:p>
      <text:p text:style-name="Standard">10 11 12 13 14 15 16 <text:s/>15 16 17 18 19 20 21 <text:s/>12 13 14 15 16 17 18 <text:s/></text:p>
      <text:p text:style-name="Standard">17 18 19 20 21 22 23 <text:s/>22 23 24 25 26 27 28 <text:s/>19 20 21 22 23 24 25 <text:s/></text:p>
      <text:p text:style-name="Standard"><text:soft-page-break/>24 25 26 27 28 29 30 <text:s/>29 30 31 <text:s text:c="13"/>26 27 28 29 30 <text:s text:c="7"/></text:p>
      <text:p text:style-name="Standard"><text:s text:c="66"/></text:p>
      <text:p text:style-name="Standard"/>
      <text:p text:style-name="Standard"><text:s text:c="8"/>July <text:s text:c="16"/>August <text:s text:c="13"/>September <text:s text:c="7"/></text:p>
      <text:p text:style-name="Standard">Su Mo Tu We Th Fr Sa <text:s/>Su Mo Tu We Th Fr Sa <text:s/>Su Mo Tu We Th Fr Sa <text:s/></text:p>
      <text:p text:style-name="Standard"><text:s text:c="16"/>1 <text:s/>2 <text:s text:c="5"/>1 <text:s/>2 <text:s/>3 <text:s/>4 <text:s/>5 <text:s/>6 <text:s text:c="14"/>1 <text:s/>2 <text:s/>3 <text:s/></text:p>
      <text:p text:style-name="Standard"><text:s/>3 <text:s/>4 <text:s/>5 <text:s/>6 <text:s/>7 <text:s/>8 <text:s/>9 <text:s text:c="2"/>7 <text:s/>8 <text:s/>9 10 11 12 13 <text:s text:c="2"/>4 <text:s/>5 <text:s/>6 <text:s/>7 <text:s/>8 <text:s/>9 10 <text:s/></text:p>
      <text:p text:style-name="Standard">10 11 12 13 14 15 16 <text:s/>14 15 16 17 18 19 20 <text:s/>11 12 13 14 15 16 17 <text:s/></text:p>
      <text:p text:style-name="Standard">17 18 19 20 21 22 23 <text:s/>21 22 23 24 25 26 27 <text:s/>18 19 20 21 22 23 24 <text:s/></text:p>
      <text:p text:style-name="Standard">24 25 26 27 28 29 30 <text:s/>28 29 30 31 <text:s text:c="10"/>25 26 27 28 29 30 <text:s text:c="4"/></text:p>
      <text:p text:style-name="Standard">31 <text:s text:c="63"/></text:p>
      <text:p text:style-name="Standard"/>
      <text:p text:style-name="Standard"><text:s text:c="6"/>October <text:s text:c="14"/>November <text:s text:c="13"/>December <text:s text:c="7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14"/>1 <text:s/>2 <text:s/>3 <text:s/></text:p>
      <text:p text:style-name="Standard"><text:s/>2 <text:s/>3 <text:s/>4 <text:s/>5 <text:s/>6 <text:s/>7 <text:s/>8 <text:s text:c="2"/>6 <text:s/>7 <text:s/>8 <text:s/>9 10 11 12 <text:s text:c="2"/>4 <text:s/>5 <text:s/>6 <text:s/>7 <text:s/>8 <text:s/>9 10 <text:s/></text:p>
      <text:p text:style-name="Standard"><text:s/>9 10 11 12 13 14 15 <text:s/>13 14 15 16 17 18 19 <text:s/>11 12 13 14 15 16 17 <text:s/></text:p>
      <text:p text:style-name="Standard">16 17 18 19 20 21 22 <text:s/>20 21 22 23 24 25 26 <text:s/>18 19 20 21 22 23 24 <text:s/></text:p>
      <text:p text:style-name="Standard">23 24 25 26 27 28 29 <text:s/>27 28 29 30 <text:s text:c="10"/>25 26 27 28 29 30 31 <text:s/></text:p>
      <text:p text:style-name="Standard">30 31 <text:s text:c="60"/></text:p>
      <text:p text:style-name="Standard">student@dl-34:~$ cal 3 2004</text:p>
      <text:p text:style-name="Standard"><text:s text:c="5"/>March 2004 <text:s text:c="6"/></text:p>
      <text:p text:style-name="Standard">Su Mo Tu We Th Fr Sa <text:s/></text:p>
      <text:p text:style-name="Standard"><text:s text:c="4"/>1 <text:s/>2 <text:s/>3 <text:s/>4 <text:s/>5 <text:s/>6 <text:s/></text:p>
      <text:p text:style-name="Standard"><text:s/>7 <text:s/>8 <text:s/>9 10 11 12 13 <text:s/>student@dl-34:~$ date</text:p>
      <text:p text:style-name="Standard">Thursday 09 January 2025 03:30:22 PM IST</text:p>
      <text:p text:style-name="Standard">student@dl-34:~$ date +%mo</text:p>
      <text:p text:style-name="Standard">01o</text:p>
      <text:p text:style-name="Standard">student@dl-34:~$ date +h</text:p>
      <text:p text:style-name="Standard">h</text:p>
      <text:p text:style-name="Standard">student@dl-34:~$ date +%h</text:p>
      <text:p text:style-name="Standard">Jan</text:p>
      <text:p text:style-name="Standard">student@dl-34:~$ date +%d</text:p>
      <text:p text:style-name="Standard">09</text:p>
      <text:p text:style-name="Standard">student@dl-34:~$ date +%y</text:p>
      <text:p text:style-name="Standard">25</text:p>
      <text:p text:style-name="Standard">student@dl-34:~$ date +%H</text:p>
      <text:p text:style-name="Standard">15</text:p>
      <text:p text:style-name="Standard">student@dl-34:~$ date +%M</text:p>
      <text:p text:style-name="Standard">35</text:p>
      <text:p text:style-name="Standard">student@dl-34:~$ date +%S</text:p>
      <text:p text:style-name="Standard">52</text:p>
      <text:p text:style-name="Standard">student@dl-34:~$ cal</text:p>
      <text:p text:style-name="Standard">Command 'cal' not found, but can be installed with:</text:p>
      <text:p text:style-name="Standard">sudo apt install ncal</text:p>
      <text:p text:style-name="Standard">student@dl-34:~$ cal</text:p>
      <text:p text:style-name="Standard">Command 'cal' not found, but can be installed with:</text:p>
      <text:p text:style-name="Standard">sudo apt install ncal</text:p>
      <text:p text:style-name="Standard">student@dl-34:~$ ncal</text:p>
      <text:p text:style-name="Standard">Command 'ncal' not found, but can be installed with:</text:p>
      <text:p text:style-name="Standard">sudo apt install ncal</text:p>
      <text:p text:style-name="Standard">student@dl-34:~$ sudo apt install ncal</text:p>
      <text:p text:style-name="Standard"><text:soft-page-break/>[sudo] password for student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NEW packages will be installed:</text:p>
      <text:p text:style-name="Standard"><text:s text:c="2"/>ncal</text:p>
      <text:p text:style-name="Standard">0 upgraded, 1 newly installed, 0 to remove and 87 not upgraded.</text:p>
      <text:p text:style-name="Standard">Need to get 20.2 kB of archives.</text:p>
      <text:p text:style-name="Standard">After this operation, 69.6 kB of additional disk space will be used.</text:p>
      <text:p text:style-name="Standard">Get:1 http://in.archive.ubuntu.com/ubuntu jammy/universe amd64 ncal amd64 12.1.7+nmu3ubuntu2 [20.2 kB]</text:p>
      <text:p text:style-name="Standard">Fetched 20.2 kB in 26s (781 B/s)</text:p>
      <text:p text:style-name="Standard">Selecting previously unselected package ncal.</text:p>
      <text:p text:style-name="Standard">(Reading database ... 218359 files and directories currently installed.)</text:p>
      <text:p text:style-name="Standard">Preparing to unpack .../ncal_12.1.7+nmu3ubuntu2_amd64.deb ...</text:p>
      <text:p text:style-name="Standard">Unpacking ncal (12.1.7+nmu3ubuntu2) ...</text:p>
      <text:p text:style-name="Standard">Setting up ncal (12.1.7+nmu3ubuntu2) ...</text:p>
      <text:p text:style-name="Standard">Processing triggers for man-db (2.10.2-1) ...</text:p>
      <text:p text:style-name="Standard">student@dl-34:~$ cal</text:p>
      <text:p text:style-name="Standard"><text:s text:c="4"/>January 2025 <text:s text:c="5"/></text:p>
      <text:p text:style-name="Standard">Su Mo Tu We Th Fr Sa <text:s/></text:p>
      <text:p text:style-name="Standard"><text:s text:c="10"/>1 <text:s/>2 <text:s/>3 <text:s/>4 <text:s/></text:p>
      <text:p text:style-name="Standard"><text:s/>5 <text:s/>6 <text:s/>7 <text:s/>8 <text:s/>9 10 11 <text:s/></text:p>
      <text:p text:style-name="Standard">12 13 14 15 16 17 18 <text:s/></text:p>
      <text:p text:style-name="Standard">19 20 21 22 23 24 25 <text:s/></text:p>
      <text:p text:style-name="Standard">26 27 28 29 30 31 <text:s text:c="4"/></text:p>
      <text:p text:style-name="Standard"><text:s text:c="22"/></text:p>
      <text:p text:style-name="Standard">student@dl-34:~$ echo</text:p>
      <text:p text:style-name="Standard"/>
      <text:p text:style-name="Standard">student@dl-34:~$ Hello world..</text:p>
      <text:p text:style-name="Standard">Command 'Hello' not found, did you mean:</text:p>
      <text:p text:style-name="Standard"><text:s text:c="2"/>command 'hello' from snap hello (2.10)</text:p>
      <text:p text:style-name="Standard"><text:s text:c="2"/>command 'jello' from deb jello (1.5.2-1)</text:p>
      <text:p text:style-name="Standard"><text:s text:c="2"/>command 'hello' from deb hello (2.10-2ubuntu4)</text:p>
      <text:p text:style-name="Standard"><text:s text:c="2"/>command 'hello' from deb hello-traditional (2.10-5)</text:p>
      <text:p text:style-name="Standard">See 'snap info &lt;snapname&gt;' for additional versions.</text:p>
      <text:p text:style-name="Standard">student@dl-34:~$ echo Hello World..</text:p>
      <text:p text:style-name="Standard">Hello World..</text:p>
      <text:p text:style-name="Standard">student@dl-34:~$ ls</text:p>
      <text:p text:style-name="Standard">Desktop <text:s/>Documents <text:s/>Downloads <text:s/>google-chrome-stable_current_amd64.deb <text:s/>Music <text:s/>mysql-apt-config_0.8.30-1_all.deb <text:s/>Pictures <text:s/>Public <text:s/>snap <text:s/>Templates <text:s/>Videos</text:p>
      <text:p text:style-name="Standard">student@dl-34:~$ ls -s</text:p>
      <text:p text:style-name="Standard">total 108832</text:p>
      <text:p text:style-name="Standard"><text:s text:c="5"/>4 Desktop <text:s text:c="8"/>4 Downloads <text:s text:c="35"/>4 Music <text:s text:c="34"/>4 Pictures <text:s text:c="6"/>4 snap <text:s text:c="11"/>4 Videos</text:p>
      <text:p text:style-name="Standard"><text:s text:c="5"/>4 Documents <text:s/>108776 google-chrome-stable_current_amd64.deb <text:s text:c="5"/>20 mysql-apt-config_0.8.30-1_all.deb <text:s text:c="6"/>4 Public <text:s text:c="8"/>4 Templates</text:p>
      <text:p text:style-name="Standard">student@dl-34:~$ ls -r</text:p>
      <text:p text:style-name="Standard">Videos <text:s/>Templates <text:s/>snap <text:s/>Public <text:s/>Pictures <text:s/>mysql-apt-config_0.8.30-1_all.deb <text:s/>Music <text:s/>google-chrome-stable_current_amd64.deb <text:s/>Downloads <text:s/>Documents <text:s/>Desktop</text:p>
      <text:p text:style-name="Standard">student@dl-34:~$ ls -f</text:p>
      <text:p text:style-name="Standard"><text:soft-page-break/>.cache <text:s/>.pki <text:s text:c="4"/>.bash_history <text:s/>Downloads <text:s/>.. <text:s text:c="4"/>Templates <text:s/>snap <text:s text:c="2"/>google-chrome-stable_current_amd64.deb <text:s/>.sudo_as_admin_successful <text:s/>Pictures <text:s text:c="5"/>.profile <text:s/>Desktop <text:s text:c="27"/>.bashrc</text:p>
      <text:p text:style-name="Standard">.ssh <text:s text:c="3"/>.config <text:s/>Public <text:s text:c="8"/>Documents <text:s/>.java <text:s/>.gnupg <text:s text:c="4"/>Music <text:s/>.local <text:s text:c="33"/>Videos <text:s text:c="20"/>.bash_logout <text:s/>. <text:s text:c="8"/>mysql-apt-config_0.8.30-1_all.deb</text:p>
      <text:p text:style-name="Standard">student@dl-34:~$ ls -l</text:p>
      <text:p text:style-name="Standard">total 108832</text:p>
      <text:p text:style-name="Standard">drwxr-xr-x 2 student student <text:s text:c="5"/>4096 Oct 30 11:46 Desktop</text:p>
      <text:p text:style-name="Standard">drwxr-xr-x 2 student student <text:s text:c="5"/>4096 Oct 30 21:51 Documents</text:p>
      <text:p text:style-name="Standard">drwxr-xr-x 2 student student <text:s text:c="5"/>4096 Nov 11 10:52 Downloads</text:p>
      <text:p text:style-name="Standard">-rw-r--r-- 1 root <text:s text:c="3"/>root <text:s text:c="3"/>111384404 Oct 29 06:24 google-chrome-stable_current_amd64.deb</text:p>
      <text:p text:style-name="Standard">drwxr-xr-x 2 student student <text:s text:c="5"/>4096 Oct 30 21:51 Music</text:p>
      <text:p text:style-name="Standard">-rw-r--r-- 1 root <text:s text:c="3"/>root <text:s text:c="7"/>18200 Apr 23 <text:s/>2024 mysql-apt-config_0.8.30-1_all.deb</text:p>
      <text:p text:style-name="Standard">drwxr-xr-x 3 student student <text:s text:c="5"/>4096 Nov <text:s/>6 16:36 Pictures</text:p>
      <text:p text:style-name="Standard">drwxr-xr-x 2 student student <text:s text:c="5"/>4096 Oct 30 21:51 Public</text:p>
      <text:p text:style-name="Standard">drwx------ 6 student student <text:s text:c="5"/>4096 Oct 30 11:47 snap</text:p>
      <text:p text:style-name="Standard">drwxr-xr-x 2 student student <text:s text:c="5"/>4096 Oct 30 21:51 Templates</text:p>
      <text:p text:style-name="Standard">drwxr-xr-x 2 student student <text:s text:c="5"/>4096 Oct 30 21:51 Videos</text:p>
      <text:p text:style-name="Standard">student@dl-34:~$ ls -t</text:p>
      <text:p text:style-name="Standard">Downloads <text:s/>Pictures <text:s/>Documents <text:s/>Music <text:s/>Public <text:s/>Templates <text:s/>Videos <text:s/>snap <text:s/>Desktop <text:s/>google-chrome-stable_current_amd64.deb <text:s/>mysql-apt-config_0.8.30-1_all.deb</text:p>
      <text:p text:style-name="Standard">student@dl-34:~$ ls -u</text:p>
      <text:p text:style-name="Standard">Templates <text:s/>Pictures <text:s/>Videos <text:s/>Documents <text:s/>Music <text:s/>Desktop <text:s/>Downloads <text:s/>snap <text:s/>Public <text:s/>mysql-apt-config_0.8.30-1_all.deb <text:s/>google-chrome-stable_current_amd64.deb</text:p>
      <text:p text:style-name="Standard">student@dl-34:~$ ls -S</text:p>
      <text:p text:style-name="Standard">google-chrome-stable_current_amd64.deb <text:s/>mysql-apt-config_0.8.30-1_all.deb <text:s/>Desktop <text:s/>Documents <text:s/>Downloads <text:s/>Music <text:s/>Pictures <text:s/>Public <text:s/>snap <text:s/>Templates <text:s/>Videos</text:p>
      <text:p text:style-name="Standard">student@dl-34:~$ ls -R</text:p>
      <text:p text:style-name="Standard">.:</text:p>
      <text:p text:style-name="Standard">Desktop <text:s/>Documents <text:s/>Downloads <text:s/>google-chrome-stable_current_amd64.deb <text:s/>Music <text:s/>mysql-apt-config_0.8.30-1_all.deb <text:s/>Pictures <text:s/>Public <text:s/>snap <text:s/>Templates <text:s/>Videos</text:p>
      <text:p text:style-name="Standard"/>
      <text:p text:style-name="Standard">./Desktop:</text:p>
      <text:p text:style-name="Standard"/>
      <text:p text:style-name="Standard">./Documents:</text:p>
      <text:p text:style-name="Standard"/>
      <text:p text:style-name="Standard">./Downloads:</text:p>
      <text:p text:style-name="Standard"/>
      <text:p text:style-name="Standard">./Music:</text:p>
      <text:p text:style-name="Standard"/>
      <text:p text:style-name="Standard">./Pictures:</text:p>
      <text:p text:style-name="Standard">Screenshots</text:p>
      <text:p text:style-name="Standard"/>
      <text:p text:style-name="Standard">./Pictures/Screenshots:</text:p>
      <text:p text:style-name="Standard"/>
      <text:p text:style-name="Standard">./Public:</text:p>
      <text:p text:style-name="Standard"/>
      <text:p text:style-name="Standard">./snap:</text:p>
      <text:p text:style-name="Standard">firefox <text:s/>mysql-workbench-community <text:s/>snapd-desktop-integration <text:s/>snap-store</text:p>
      <text:p text:style-name="Standard"/>
      <text:p text:style-name="Standard">./snap/firefox:</text:p>
      <text:p text:style-name="Standard">4848 <text:s/>common <text:s/>current</text:p>
      <text:p text:style-name="Standard"><text:soft-page-break/></text:p>
      <text:p text:style-name="Standard">./snap/firefox/4848:</text:p>
      <text:p text:style-name="Standard"/>
      <text:p text:style-name="Standard">./snap/firefox/common:</text:p>
      <text:p text:style-name="Standard"/>
      <text:p text:style-name="Standard">./snap/mysql-workbench-community:</text:p>
      <text:p text:style-name="Standard">13 <text:s/>common <text:s/>current</text:p>
      <text:p text:style-name="Standard"/>
      <text:p text:style-name="Standard">./snap/mysql-workbench-community/13:</text:p>
      <text:p text:style-name="Standard"/>
      <text:p text:style-name="Standard">./snap/mysql-workbench-community/common:</text:p>
      <text:p text:style-name="Standard"/>
      <text:p text:style-name="Standard">./snap/snapd-desktop-integration:</text:p>
      <text:p text:style-name="Standard">178 <text:s/>253 <text:s/>common <text:s/>current</text:p>
      <text:p text:style-name="Standard"/>
      <text:p text:style-name="Standard">./snap/snapd-desktop-integration/178:</text:p>
      <text:p text:style-name="Standard">Desktop <text:s/>Documents <text:s/>Downloads <text:s/>Music <text:s/>Pictures <text:s/>Public <text:s/>Templates <text:s/>Videos</text:p>
      <text:p text:style-name="Standard"/>
      <text:p text:style-name="Standard">./snap/snapd-desktop-integration/178/Desktop:</text:p>
      <text:p text:style-name="Standard"/>
      <text:p text:style-name="Standard">./snap/snapd-desktop-integration/178/Documents:</text:p>
      <text:p text:style-name="Standard"/>
      <text:p text:style-name="Standard">./snap/snapd-desktop-integration/178/Downloads:</text:p>
      <text:p text:style-name="Standard"/>
      <text:p text:style-name="Standard">./snap/snapd-desktop-integration/178/Music:</text:p>
      <text:p text:style-name="Standard"/>
      <text:p text:style-name="Standard">./snap/snapd-desktop-integration/178/Pictures:</text:p>
      <text:p text:style-name="Standard"/>
      <text:p text:style-name="Standard">./snap/snapd-desktop-integration/178/Public:</text:p>
      <text:p text:style-name="Standard"/>
      <text:p text:style-name="Standard">./snap/snapd-desktop-integration/178/Templates:</text:p>
      <text:p text:style-name="Standard"/>
      <text:p text:style-name="Standard">./snap/snapd-desktop-integration/178/Videos:</text:p>
      <text:p text:style-name="Standard"/>
      <text:p text:style-name="Standard">./snap/snapd-desktop-integration/253:</text:p>
      <text:p text:style-name="Standard">Desktop <text:s/>Documents <text:s/>Downloads <text:s/>Music <text:s/>Pictures <text:s/>Public <text:s/>Templates <text:s/>Videos</text:p>
      <text:p text:style-name="Standard"/>
      <text:p text:style-name="Standard">./snap/snapd-desktop-integration/253/Desktop:</text:p>
      <text:p text:style-name="Standard"/>
      <text:p text:style-name="Standard">./snap/snapd-desktop-integration/253/Documents:</text:p>
      <text:p text:style-name="Standard"/>
      <text:p text:style-name="Standard">./snap/snapd-desktop-integration/253/Downloads:</text:p>
      <text:p text:style-name="Standard"/>
      <text:p text:style-name="Standard">./snap/snapd-desktop-integration/253/Music:</text:p>
      <text:p text:style-name="Standard"/>
      <text:p text:style-name="Standard">./snap/snapd-desktop-integration/253/Pictures:</text:p>
      <text:p text:style-name="Standard"/>
      <text:p text:style-name="Standard">./snap/snapd-desktop-integration/253/Public:</text:p>
      <text:p text:style-name="Standard"/>
      <text:p text:style-name="Standard">./snap/snapd-desktop-integration/253/Templates:</text:p>
      <text:p text:style-name="Standard"/>
      <text:p text:style-name="Standard">./snap/snapd-desktop-integration/253/Videos:</text:p>
      <text:p text:style-name="Standard"><text:soft-page-break/></text:p>
      <text:p text:style-name="Standard">./snap/snapd-desktop-integration/common:</text:p>
      <text:p text:style-name="Standard"/>
      <text:p text:style-name="Standard">./snap/snap-store:</text:p>
      <text:p text:style-name="Standard">1113 <text:s/>1216 <text:s/>common <text:s/>current</text:p>
      <text:p text:style-name="Standard"/>
      <text:p text:style-name="Standard">./snap/snap-store/1113:</text:p>
      <text:p text:style-name="Standard"/>
      <text:p text:style-name="Standard">./snap/snap-store/1216:</text:p>
      <text:p text:style-name="Standard"/>
      <text:p text:style-name="Standard">./snap/snap-store/common:</text:p>
      <text:p text:style-name="Standard"/>
      <text:p text:style-name="Standard">./Templates:</text:p>
      <text:p text:style-name="Standard"/>
      <text:p text:style-name="Standard">./Videos:</text:p>
      <text:p text:style-name="Standard">student@dl-34:~$ ls (a-m]*</text:p>
      <text:p text:style-name="Standard">bash: syntax error near unexpected token `('</text:p>
      <text:p text:style-name="Standard">student@dl-34:~$ ls [a-m]*</text:p>
      <text:p text:style-name="Standard">google-chrome-stable_current_amd64.deb <text:s/>mysql-apt-config_0.8.30-1_all.deb</text:p>
      <text:p text:style-name="Standard">student@dl-34:~$ ls [a]*</text:p>
      <text:p text:style-name="Standard">ls: cannot access '[a]*': No such file or directory</text:p>
      <text:p text:style-name="Standard">student@dl-34:~$ ls [a-m]*</text:p>
      <text:p text:style-name="Standard">google-chrome-stable_current_amd64.deb <text:s/>mysql-apt-config_0.8.30-1_all.deb</text:p>
      <text:p text:style-name="Standard">student@dl-34:~$ ls [a]*</text:p>
      <text:p text:style-name="Standard">ls: cannot access '[a]*': No such file or directory</text:p>
      <text:p text:style-name="Standard">student@dl-34:~$ lp athulc</text:p>
      <text:p text:style-name="Standard">lp: Error - unable to access "athulc" - No such file or directory</text:p>
      <text:p text:style-name="Standard">student@dl-34:~$ lp videos</text:p>
      <text:p text:style-name="Standard">lp: Error - unable to access "videos" - No such file or directory</text:p>
      <text:p text:style-name="Standard">student@dl-34:~$ lp snap</text:p>
      <text:p text:style-name="Standard">lp: Error - No default destination.</text:p>
      <text:p text:style-name="Standard">student@dl-34:~$ lp Music</text:p>
      <text:p text:style-name="Standard">lp: Error - No default destination.</text:p>
      <text:p text:style-name="Standard">student@dl-34:~$ ls [b]*</text:p>
      <text:p text:style-name="Standard">ls: cannot access '[b]*': No such file or directory</text:p>
      <text:p text:style-name="Standard">student@dl-34:~$ ls [d]*</text:p>
      <text:p text:style-name="Standard">ls: cannot access '[d]*': No such file or directory</text:p>
      <text:p text:style-name="Standard">student@dl-34:~$ ls [b-m]*</text:p>
      <text:p text:style-name="Standard">google-chrome-stable_current_amd64.deb <text:s/>mysql-apt-config_0.8.30-1_all.deb</text:p>
      <text:p text:style-name="Standard">student@dl-34:~$ ls [b]*</text:p>
      <text:p text:style-name="Standard">ls: cannot access '[b]*': No such file or directory</text:p>
      <text:p text:style-name="Standard">student@dl-34:~$ ls [c-m]*</text:p>
      <text:p text:style-name="Standard">google-chrome-stable_current_amd64.deb <text:s/>mysql-apt-config_0.8.30-1_all.deb</text:p>
      <text:p text:style-name="Standard">student@dl-34:~$ ls [c]*</text:p>
      <text:p text:style-name="Standard">ls: cannot access '[c]*': No such file or directory</text:p>
      <text:p text:style-name="Standard">student@dl-34:~$ f</text:p>
      <text:p text:style-name="Standard">f: command not found</text:p>
      <text:p text:style-name="Standard">student@dl-34:~$ f)man</text:p>
      <text:p text:style-name="Standard">bash: syntax error near unexpected token `)'</text:p>
      <text:p text:style-name="Standard">student@dl-34:~$ f man</text:p>
      <text:p text:style-name="Standard">f: command not found</text:p>
      <text:p text:style-name="Standard">student@dl-34:~$ man</text:p>
      <text:p text:style-name="Standard"><text:soft-page-break/>What manual page do you want?</text:p>
      <text:p text:style-name="Standard">For example, try 'man man'.</text:p>
      <text:p text:style-name="Standard">student@dl-34:~$ man tiger</text:p>
      <text:p text:style-name="Standard">No manual entry for tiger</text:p>
      <text:p text:style-name="Standard">student@dl-34:~$ man cat</text:p>
      <text:p text:style-name="Standard">student@dl-34:~$ man cat</text:p>
      <text:p text:style-name="Standard">student@dl-34:~$ who$ who am i</text:p>
      <text:p text:style-name="Standard">Command 'who$' not found, did you mean:</text:p>
      <text:p text:style-name="Standard"><text:s text:c="2"/>command 'whob' from deb lft (3.91-1)</text:p>
      <text:p text:style-name="Standard"><text:s text:c="2"/>command 'who' from deb coreutils (8.32-4.1ubuntu1.2)</text:p>
      <text:p text:style-name="Standard"><text:s text:c="2"/>command 'whom' from deb mailutils-mh (1:3.14-1)</text:p>
      <text:p text:style-name="Standard"><text:s text:c="2"/>command 'whom' from deb mmh (0.4-4)</text:p>
      <text:p text:style-name="Standard"><text:s text:c="2"/>command 'whom' from deb nmh (1.7.1-11)</text:p>
      <text:p text:style-name="Standard">Try: sudo apt install &lt;deb name&gt;</text:p>
      <text:p text:style-name="Standard">student@dl-34:~$ sudo install &lt;deb name&gt;</text:p>
      <text:p text:style-name="Standard">bash: syntax error near unexpected token `newline'</text:p>
      <text:p text:style-name="Standard">student@dl-34:~$ sudo apt install &lt;deb name&gt;</text:p>
      <text:p text:style-name="Standard">bash: syntax error near unexpected token `newline'</text:p>
      <text:p text:style-name="Standard">student@dl-34:~$ cal</text:p>
      <text:p text:style-name="Standard"><text:s text:c="4"/>January 2025 <text:s text:c="5"/></text:p>
      <text:p text:style-name="Standard">Su Mo Tu We Th Fr Sa <text:s/></text:p>
      <text:p text:style-name="Standard"><text:s text:c="10"/>1 <text:s/>2 <text:s/>3 <text:s/>4 <text:s/></text:p>
      <text:p text:style-name="Standard"><text:s/>5 <text:s/>6 <text:s/>7 <text:s/>8 <text:s/>9 10 11 <text:s/></text:p>
      <text:p text:style-name="Standard">12 13 14 15 16 17 18 <text:s/></text:p>
      <text:p text:style-name="Standard">19 20 21 22 23 24 25 <text:s/></text:p>
      <text:p text:style-name="Standard">26 27 28 29 30 31 <text:s text:c="4"/></text:p>
      <text:p text:style-name="Standard"><text:s text:c="22"/></text:p>
      <text:p text:style-name="Standard">student@dl-34:~$ cal 1</text:p>
      <text:p text:style-name="Standard"><text:s text:c="29"/>1</text:p>
      <text:p text:style-name="Standard"><text:s text:c="6"/>January <text:s text:c="14"/>February <text:s text:c="14"/>March <text:s text:c="9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8"/>1 <text:s/>2 <text:s/>3 <text:s/>4 <text:s/>5 <text:s/></text:p>
      <text:p text:style-name="Standard"><text:s/>2 <text:s/>3 <text:s/>4 <text:s/>5 <text:s/>6 <text:s/>7 <text:s/>8 <text:s text:c="2"/>6 <text:s/>7 <text:s/>8 <text:s/>9 10 11 12 <text:s text:c="2"/>6 <text:s/>7 <text:s/>8 <text:s/>9 10 11 12 <text:s/></text:p>
      <text:p text:style-name="Standard"><text:s/>9 10 11 12 13 14 15 <text:s/>13 14 15 16 17 18 19 <text:s/>13 14 15 16 17 18 19 <text:s/></text:p>
      <text:p text:style-name="Standard">16 17 18 19 20 21 22 <text:s/>20 21 22 23 24 25 26 <text:s/>20 21 22 23 24 25 26 <text:s/></text:p>
      <text:p text:style-name="Standard">23 24 25 26 27 28 29 <text:s/>27 28 <text:s text:c="16"/>27 28 29 30 31 <text:s text:c="7"/></text:p>
      <text:p text:style-name="Standard">30 31 <text:s text:c="60"/></text:p>
      <text:p text:style-name="Standard"/>
      <text:p text:style-name="Standard"><text:s text:c="7"/>April <text:s text:c="17"/>May <text:s text:c="18"/>June <text:s text:c="9"/></text:p>
      <text:p text:style-name="Standard">Su Mo Tu We Th Fr Sa <text:s/>Su Mo Tu We Th Fr Sa <text:s/>Su Mo Tu We Th Fr Sa <text:s/></text:p>
      <text:p text:style-name="Standard"><text:s text:c="16"/>1 <text:s/>2 <text:s text:c="2"/>1 <text:s/>2 <text:s/>3 <text:s/>4 <text:s/>5 <text:s/>6 <text:s/>7 <text:s text:c="11"/>1 <text:s/>2 <text:s/>3 <text:s/>4 <text:s/></text:p>
      <text:p text:style-name="Standard"><text:s/>3 <text:s/>4 <text:s/>5 <text:s/>6 <text:s/>7 <text:s/>8 <text:s/>9 <text:s text:c="2"/>8 <text:s/>9 10 11 12 13 14 <text:s text:c="2"/>5 <text:s/>6 <text:s/>7 <text:s/>8 <text:s/>9 10 11 <text:s/></text:p>
      <text:p text:style-name="Standard">10 11 12 13 14 15 16 <text:s/>15 16 17 18 19 20 21 <text:s/>12 13 14 15 16 17 18 <text:s/></text:p>
      <text:p text:style-name="Standard">17 18 19 20 21 22 23 <text:s/>22 23 24 25 26 27 28 <text:s/>19 20 21 22 23 24 25 <text:s/></text:p>
      <text:p text:style-name="Standard">24 25 26 27 28 29 30 <text:s/>29 30 31 <text:s text:c="13"/>26 27 28 29 30 <text:s text:c="7"/></text:p>
      <text:p text:style-name="Standard"><text:s text:c="66"/></text:p>
      <text:p text:style-name="Standard"/>
      <text:p text:style-name="Standard"><text:s text:c="8"/>July <text:s text:c="16"/>August <text:s text:c="13"/>September <text:s text:c="7"/></text:p>
      <text:p text:style-name="Standard">Su Mo Tu We Th Fr Sa <text:s/>Su Mo Tu We Th Fr Sa <text:s/>Su Mo Tu We Th Fr Sa <text:s/></text:p>
      <text:p text:style-name="Standard"><text:s text:c="16"/>1 <text:s/>2 <text:s text:c="5"/>1 <text:s/>2 <text:s/>3 <text:s/>4 <text:s/>5 <text:s/>6 <text:s text:c="14"/>1 <text:s/>2 <text:s/>3 <text:s/></text:p>
      <text:p text:style-name="Standard"><text:s/>3 <text:s/>4 <text:s/>5 <text:s/>6 <text:s/>7 <text:s/>8 <text:s/>9 <text:s text:c="2"/>7 <text:s/>8 <text:s/>9 10 11 12 13 <text:s text:c="2"/>4 <text:s/>5 <text:s/>6 <text:s/>7 <text:s/>8 <text:s/>9 10 <text:s/></text:p>
      <text:p text:style-name="Standard">10 11 12 13 14 15 16 <text:s/>14 15 16 17 18 19 20 <text:s/>11 12 13 14 15 16 17 <text:s/></text:p>
      <text:p text:style-name="Standard"><text:soft-page-break/>17 18 19 20 21 22 23 <text:s/>21 22 23 24 25 26 27 <text:s/>18 19 20 21 22 23 24 <text:s/></text:p>
      <text:p text:style-name="Standard">24 25 26 27 28 29 30 <text:s/>28 29 30 31 <text:s text:c="10"/>25 26 27 28 29 30 <text:s text:c="4"/></text:p>
      <text:p text:style-name="Standard">31 <text:s text:c="63"/></text:p>
      <text:p text:style-name="Standard"/>
      <text:p text:style-name="Standard"><text:s text:c="6"/>October <text:s text:c="14"/>November <text:s text:c="13"/>December <text:s text:c="7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14"/>1 <text:s/>2 <text:s/>3 <text:s/></text:p>
      <text:p text:style-name="Standard"><text:s/>2 <text:s/>3 <text:s/>4 <text:s/>5 <text:s/>6 <text:s/>7 <text:s/>8 <text:s text:c="2"/>6 <text:s/>7 <text:s/>8 <text:s/>9 10 11 12 <text:s text:c="2"/>4 <text:s/>5 <text:s/>6 <text:s/>7 <text:s/>8 <text:s/>9 10 <text:s/></text:p>
      <text:p text:style-name="Standard"><text:s/>9 10 11 12 13 14 15 <text:s/>13 14 15 16 17 18 19 <text:s/>11 12 13 14 15 16 17 <text:s/></text:p>
      <text:p text:style-name="Standard">16 17 18 19 20 21 22 <text:s/>20 21 22 23 24 25 26 <text:s/>18 19 20 21 22 23 24 <text:s/></text:p>
      <text:p text:style-name="Standard">23 24 25 26 27 28 29 <text:s/>27 28 29 30 <text:s text:c="10"/>25 26 27 28 29 30 31 <text:s/></text:p>
      <text:p text:style-name="Standard">30 31 <text:s text:c="60"/></text:p>
      <text:p text:style-name="Standard">student@dl-34:~$ cal 2005</text:p>
      <text:p text:style-name="Standard"><text:s text:c="28"/>2005</text:p>
      <text:p text:style-name="P1">student@dl-34:~$ date</text:p>
      <text:p text:style-name="P1">Thursday 09 January 2025 03:30:22 PM IST</text:p>
      <text:p text:style-name="P1">student@dl-34:~$ date +%mo</text:p>
      <text:p text:style-name="P1">01o</text:p>
      <text:p text:style-name="P1">student@dl-34:~$ date +h</text:p>
      <text:p text:style-name="P1">h</text:p>
      <text:p text:style-name="P1">student@dl-34:~$ date +%h</text:p>
      <text:p text:style-name="P1">Jan</text:p>
      <text:p text:style-name="P1">student@dl-34:~$ date +%d</text:p>
      <text:p text:style-name="P1">09</text:p>
      <text:p text:style-name="P1">student@dl-34:~$ date +%y</text:p>
      <text:p text:style-name="P1">25</text:p>
      <text:p text:style-name="P1">student@dl-34:~$ date +%H</text:p>
      <text:p text:style-name="P1">15</text:p>
      <text:p text:style-name="P1">student@dl-34:~$ date +%M</text:p>
      <text:p text:style-name="P1">35</text:p>
      <text:p text:style-name="P1">student@dl-34:~$ date +%S</text:p>
      <text:p text:style-name="P1">52</text:p>
      <text:p text:style-name="P1">student@dl-34:~$ cal</text:p>
      <text:p text:style-name="P1">Command 'cal' not found, but can be installed with:</text:p>
      <text:p text:style-name="P1">sudo apt install ncal</text:p>
      <text:p text:style-name="P1">student@dl-34:~$ cal</text:p>
      <text:p text:style-name="P1">Command 'cal' not found, but can be installed with:</text:p>
      <text:p text:style-name="P1">sudo apt install ncal</text:p>
      <text:p text:style-name="P1">student@dl-34:~$ ncal</text:p>
      <text:p text:style-name="P1">Command 'ncal' not found, but can be installed with:</text:p>
      <text:p text:style-name="P1">sudo apt install ncal</text:p>
      <text:p text:style-name="P1">student@dl-34:~$ sudo apt install ncal</text:p>
      <text:p text:style-name="P1">[sudo] password for student: </text:p>
      <text:p text:style-name="P1">Reading package lists... Done</text:p>
      <text:p text:style-name="P1">Building dependency tree... Done</text:p>
      <text:p text:style-name="P1">Reading state information... Done</text:p>
      <text:p text:style-name="P1">The following NEW packages will be installed:</text:p>
      <text:p text:style-name="P1"><text:s text:c="2"/>ncal</text:p>
      <text:p text:style-name="P1">0 upgraded, 1 newly installed, 0 to remove and 87 not upgraded.</text:p>
      <text:p text:style-name="P1">Need to get 20.2 kB of archives.</text:p>
      <text:p text:style-name="P1">After this operation, 69.6 kB of additional disk space will be used.</text:p>
      <text:p text:style-name="P1"><text:soft-page-break/>Get:1 http://in.archive.ubuntu.com/ubuntu jammy/universe amd64 ncal amd64 12.1.7+nmu3ubuntu2 [20.2 kB]</text:p>
      <text:p text:style-name="P1">Fetched 20.2 kB in 26s (781 B/s)</text:p>
      <text:p text:style-name="P1">Selecting previously unselected package ncal.</text:p>
      <text:p text:style-name="P1">(Reading database ... 218359 files and directories currently installed.)</text:p>
      <text:p text:style-name="P1">Preparing to unpack .../ncal_12.1.7+nmu3ubuntu2_amd64.deb ...</text:p>
      <text:p text:style-name="P1">Unpacking ncal (12.1.7+nmu3ubuntu2) ...</text:p>
      <text:p text:style-name="P1">Setting up ncal (12.1.7+nmu3ubuntu2) ...</text:p>
      <text:p text:style-name="P1">Processing triggers for man-db (2.10.2-1) ...</text:p>
      <text:p text:style-name="P1">student@dl-34:~$ cal</text:p>
      <text:p text:style-name="P1"><text:s text:c="4"/>January 2025 <text:s text:c="5"/></text:p>
      <text:p text:style-name="P1">Su Mo Tu We Th Fr Sa <text:s/></text:p>
      <text:p text:style-name="P1"><text:s text:c="10"/>1 <text:s/>2 <text:s/>3 <text:s/>4 <text:s/></text:p>
      <text:p text:style-name="P1"><text:s/>5 <text:s/>6 <text:s/>7 <text:s/>8 <text:s/>9 10 11 <text:s/></text:p>
      <text:p text:style-name="P1">12 13 14 15 16 17 18 <text:s/></text:p>
      <text:p text:style-name="P1">19 20 21 22 23 24 25 <text:s/></text:p>
      <text:p text:style-name="P1">26 27 28 29 30 31 <text:s text:c="4"/></text:p>
      <text:p text:style-name="P1"><text:s text:c="22"/></text:p>
      <text:p text:style-name="P1">student@dl-34:~$ echo</text:p>
      <text:p text:style-name="P1"/>
      <text:p text:style-name="P1">student@dl-34:~$ Hello world..</text:p>
      <text:p text:style-name="P1">Command 'Hello' not found, did you mean:</text:p>
      <text:p text:style-name="P1"><text:s text:c="2"/>command 'hello' from snap hello (2.10)</text:p>
      <text:p text:style-name="P1"><text:s text:c="2"/>command 'jello' from deb jello (1.5.2-1)</text:p>
      <text:p text:style-name="P1"><text:s text:c="2"/>command 'hello' from deb hello (2.10-2ubuntu4)</text:p>
      <text:p text:style-name="P1"><text:s text:c="2"/>command 'hello' from deb hello-traditional (2.10-5)</text:p>
      <text:p text:style-name="P1">See 'snap info &lt;snapname&gt;' for additional versions.</text:p>
      <text:p text:style-name="P1">student@dl-34:~$ echo Hello World..</text:p>
      <text:p text:style-name="P1">Hello World..</text:p>
      <text:p text:style-name="P1">student@dl-34:~$ ls</text:p>
      <text:p text:style-name="P1">Desktop <text:s/>Documents <text:s/>Downloads <text:s/>google-chrome-stable_current_amd64.deb <text:s/>Music <text:s/>mysql-apt-config_0.8.30-1_all.deb <text:s/>Pictures <text:s/>Public <text:s/>snap <text:s/>Templates <text:s/>Videos</text:p>
      <text:p text:style-name="P1">student@dl-34:~$ ls -s</text:p>
      <text:p text:style-name="P1">total 108832</text:p>
      <text:p text:style-name="P1"><text:s text:c="5"/>4 Desktop <text:s text:c="8"/>4 Downloads <text:s text:c="35"/>4 Music <text:s text:c="34"/>4 Pictures <text:s text:c="6"/>4 snap <text:s text:c="11"/>4 Videos</text:p>
      <text:p text:style-name="P1"><text:s text:c="5"/>4 Documents <text:s/>108776 google-chrome-stable_current_amd64.deb <text:s text:c="5"/>20 mysql-apt-config_0.8.30-1_all.deb <text:s text:c="6"/>4 Public <text:s text:c="8"/>4 Templates</text:p>
      <text:p text:style-name="P1">student@dl-34:~$ ls -r</text:p>
      <text:p text:style-name="P1">Videos <text:s/>Templates <text:s/>snap <text:s/>Public <text:s/>Pictures <text:s/>mysql-apt-config_0.8.30-1_all.deb <text:s/>Music <text:s/>google-chrome-stable_current_amd64.deb <text:s/>Downloads <text:s/>Documents <text:s/>Desktop</text:p>
      <text:p text:style-name="P1">student@dl-34:~$ ls -f</text:p>
      <text:p text:style-name="P1">.cache <text:s/>.pki <text:s text:c="4"/>.bash_history <text:s/>Downloads <text:s/>.. <text:s text:c="4"/>Templates <text:s/>snap <text:s text:c="2"/>google-chrome-stable_current_amd64.deb <text:s/>.sudo_as_admin_successful <text:s/>Pictures <text:s text:c="5"/>.profile <text:s/>Desktop <text:s text:c="27"/>.bashrc</text:p>
      <text:p text:style-name="P1">.ssh <text:s text:c="3"/>.config <text:s/>Public <text:s text:c="8"/>Documents <text:s/>.java <text:s/>.gnupg <text:s text:c="4"/>Music <text:s/>.local <text:s text:c="33"/>Videos <text:s text:c="20"/>.bash_logout <text:s/>. <text:s text:c="8"/>mysql-apt-config_0.8.30-1_all.deb</text:p>
      <text:p text:style-name="P1">student@dl-34:~$ ls -l</text:p>
      <text:p text:style-name="P1">total 108832</text:p>
      <text:p text:style-name="P1">drwxr-xr-x 2 student student <text:s text:c="5"/>4096 Oct 30 11:46 Desktop</text:p>
      <text:p text:style-name="P1">drwxr-xr-x 2 student student <text:s text:c="5"/>4096 Oct 30 21:51 Documents</text:p>
      <text:p text:style-name="P1">drwxr-xr-x 2 student student <text:s text:c="5"/>4096 Nov 11 10:52 Downloads</text:p>
      <text:p text:style-name="P1"><text:soft-page-break/>-rw-r--r-- 1 root <text:s text:c="3"/>root <text:s text:c="3"/>111384404 Oct 29 06:24 google-chrome-stable_current_amd64.deb</text:p>
      <text:p text:style-name="P1">drwxr-xr-x 2 student student <text:s text:c="5"/>4096 Oct 30 21:51 Music</text:p>
      <text:p text:style-name="P1">-rw-r--r-- 1 root <text:s text:c="3"/>root <text:s text:c="7"/>18200 Apr 23 <text:s/>2024 mysql-apt-config_0.8.30-1_all.deb</text:p>
      <text:p text:style-name="P1">drwxr-xr-x 3 student student <text:s text:c="5"/>4096 Nov <text:s/>6 16:36 Pictures</text:p>
      <text:p text:style-name="P1">drwxr-xr-x 2 student student <text:s text:c="5"/>4096 Oct 30 21:51 Public</text:p>
      <text:p text:style-name="P1">drwx------ 6 student student <text:s text:c="5"/>4096 Oct 30 11:47 snap</text:p>
      <text:p text:style-name="P1">drwxr-xr-x 2 student student <text:s text:c="5"/>4096 Oct 30 21:51 Templates</text:p>
      <text:p text:style-name="P1">drwxr-xr-x 2 student student <text:s text:c="5"/>4096 Oct 30 21:51 Videos</text:p>
      <text:p text:style-name="P1">student@dl-34:~$ ls -t</text:p>
      <text:p text:style-name="P1">Downloads <text:s/>Pictures <text:s/>Documents <text:s/>Music <text:s/>Public <text:s/>Templates <text:s/>Videos <text:s/>snap <text:s/>Desktop <text:s/>google-chrome-stable_current_amd64.deb <text:s/>mysql-apt-config_0.8.30-1_all.deb</text:p>
      <text:p text:style-name="P1">student@dl-34:~$ ls -u</text:p>
      <text:p text:style-name="P1">Templates <text:s/>Pictures <text:s/>Videos <text:s/>Documents <text:s/>Music <text:s/>Desktop <text:s/>Downloads <text:s/>snap <text:s/>Public <text:s/>mysql-apt-config_0.8.30-1_all.deb <text:s/>google-chrome-stable_current_amd64.deb</text:p>
      <text:p text:style-name="P1">student@dl-34:~$ ls -S</text:p>
      <text:p text:style-name="P1">google-chrome-stable_current_amd64.deb <text:s/>mysql-apt-config_0.8.30-1_all.deb <text:s/>Desktop <text:s/>Documents <text:s/>Downloads <text:s/>Music <text:s/>Pictures <text:s/>Public <text:s/>snap <text:s/>Templates <text:s/>Videos</text:p>
      <text:p text:style-name="P1">student@dl-34:~$ ls -R</text:p>
      <text:p text:style-name="P1">.:</text:p>
      <text:p text:style-name="P1">Desktop <text:s/>Documents <text:s/>Downloads <text:s/>google-chrome-stable_current_amd64.deb <text:s/>Music <text:s/>mysql-apt-config_0.8.30-1_all.deb <text:s/>Pictures <text:s/>Public <text:s/>snap <text:s/>Templates <text:s/>Videos</text:p>
      <text:p text:style-name="P1"/>
      <text:p text:style-name="P1">./Desktop:</text:p>
      <text:p text:style-name="P1"/>
      <text:p text:style-name="P1">./Documents:</text:p>
      <text:p text:style-name="P1"/>
      <text:p text:style-name="P1">./Downloads:</text:p>
      <text:p text:style-name="P1"/>
      <text:p text:style-name="P1">./Music:</text:p>
      <text:p text:style-name="P1"/>
      <text:p text:style-name="P1">./Pictures:</text:p>
      <text:p text:style-name="P1">Screenshots</text:p>
      <text:p text:style-name="P1"/>
      <text:p text:style-name="P1">./Pictures/Screenshots:</text:p>
      <text:p text:style-name="P1"/>
      <text:p text:style-name="P1">./Public:</text:p>
      <text:p text:style-name="P1"/>
      <text:p text:style-name="P1">./snap:</text:p>
      <text:p text:style-name="P1">firefox <text:s/>mysql-workbench-community <text:s/>snapd-desktop-integration <text:s/>snap-store</text:p>
      <text:p text:style-name="P1"/>
      <text:p text:style-name="P1">./snap/firefox:</text:p>
      <text:p text:style-name="P1">4848 <text:s/>common <text:s/>current</text:p>
      <text:p text:style-name="P1"/>
      <text:p text:style-name="P1">./snap/firefox/4848:</text:p>
      <text:p text:style-name="P1"/>
      <text:p text:style-name="P1">./snap/firefox/common:</text:p>
      <text:p text:style-name="P1"/>
      <text:p text:style-name="P1">./snap/mysql-workbench-community:</text:p>
      <text:p text:style-name="P1">13 <text:s/>common <text:s/>current</text:p>
      <text:p text:style-name="P1"/>
      <text:p text:style-name="P1">./snap/mysql-workbench-community/13:</text:p>
      <text:p text:style-name="P1"/>
      <text:p text:style-name="P1"><text:soft-page-break/>./snap/mysql-workbench-community/common:</text:p>
      <text:p text:style-name="P1"/>
      <text:p text:style-name="P1">./snap/snapd-desktop-integration:</text:p>
      <text:p text:style-name="P1">178 <text:s/>253 <text:s/>common <text:s/>current</text:p>
      <text:p text:style-name="P1"/>
      <text:p text:style-name="P1">./snap/snapd-desktop-integration/178:</text:p>
      <text:p text:style-name="P1">Desktop <text:s/>Documents <text:s/>Downloads <text:s/>Music <text:s/>Pictures <text:s/>Public <text:s/>Templates <text:s/>Videos</text:p>
      <text:p text:style-name="P1"/>
      <text:p text:style-name="P1">./snap/snapd-desktop-integration/178/Desktop:</text:p>
      <text:p text:style-name="P1"/>
      <text:p text:style-name="P1">./snap/snapd-desktop-integration/178/Documents:</text:p>
      <text:p text:style-name="P1"/>
      <text:p text:style-name="P1">./snap/snapd-desktop-integration/178/Downloads:</text:p>
      <text:p text:style-name="P1"/>
      <text:p text:style-name="P1">./snap/snapd-desktop-integration/178/Music:</text:p>
      <text:p text:style-name="P1"/>
      <text:p text:style-name="P1">./snap/snapd-desktop-integration/178/Pictures:</text:p>
      <text:p text:style-name="P1"/>
      <text:p text:style-name="P1">./snap/snapd-desktop-integration/178/Public:</text:p>
      <text:p text:style-name="P1"/>
      <text:p text:style-name="P1">./snap/snapd-desktop-integration/178/Templates:</text:p>
      <text:p text:style-name="P1"/>
      <text:p text:style-name="P1">./snap/snapd-desktop-integration/178/Videos:</text:p>
      <text:p text:style-name="P1"/>
      <text:p text:style-name="P1">./snap/snapd-desktop-integration/253:</text:p>
      <text:p text:style-name="P1">Desktop <text:s/>Documents <text:s/>Downloads <text:s/>Music <text:s/>Pictures <text:s/>Public <text:s/>Templates <text:s/>Videos</text:p>
      <text:p text:style-name="P1"/>
      <text:p text:style-name="P1">./snap/snapd-desktop-integration/253/Desktop:</text:p>
      <text:p text:style-name="P1"/>
      <text:p text:style-name="P1">./snap/snapd-desktop-integration/253/Documents:</text:p>
      <text:p text:style-name="P1"/>
      <text:p text:style-name="P1">./snap/snapd-desktop-integration/253/Downloads:</text:p>
      <text:p text:style-name="P1"/>
      <text:p text:style-name="P1">./snap/snapd-desktop-integration/253/Music:</text:p>
      <text:p text:style-name="P1"/>
      <text:p text:style-name="P1">./snap/snapd-desktop-integration/253/Pictures:</text:p>
      <text:p text:style-name="P1"/>
      <text:p text:style-name="P1">./snap/snapd-desktop-integration/253/Public:</text:p>
      <text:p text:style-name="P1"/>
      <text:p text:style-name="P1">./snap/snapd-desktop-integration/253/Templates:</text:p>
      <text:p text:style-name="P1"/>
      <text:p text:style-name="P1">./snap/snapd-desktop-integration/253/Videos:</text:p>
      <text:p text:style-name="P1"/>
      <text:p text:style-name="P1">./snap/snapd-desktop-integration/common:</text:p>
      <text:p text:style-name="P1"/>
      <text:p text:style-name="P1">./snap/snap-store:</text:p>
      <text:p text:style-name="P1">1113 <text:s/>1216 <text:s/>common <text:s/>current</text:p>
      <text:p text:style-name="P1"/>
      <text:p text:style-name="P1">./snap/snap-store/1113:</text:p>
      <text:p text:style-name="P1"/>
      <text:p text:style-name="P1">./snap/snap-store/1216:</text:p>
      <text:p text:style-name="P1"/>
      <text:p text:style-name="P1"><text:soft-page-break/>./snap/snap-store/common:</text:p>
      <text:p text:style-name="P1"/>
      <text:p text:style-name="P1">./Templates:</text:p>
      <text:p text:style-name="P1"/>
      <text:p text:style-name="P1">./Videos:</text:p>
      <text:p text:style-name="P1">student@dl-34:~$ ls (a-m]*</text:p>
      <text:p text:style-name="P1">bash: syntax error near unexpected token `('</text:p>
      <text:p text:style-name="P1">student@dl-34:~$ ls [a-m]*</text:p>
      <text:p text:style-name="P1">google-chrome-stable_current_amd64.deb <text:s/>mysql-apt-config_0.8.30-1_all.deb</text:p>
      <text:p text:style-name="P1">student@dl-34:~$ ls [a]*</text:p>
      <text:p text:style-name="P1">ls: cannot access '[a]*': No such file or directory</text:p>
      <text:p text:style-name="P1">student@dl-34:~$ ls [a-m]*</text:p>
      <text:p text:style-name="P1">google-chrome-stable_current_amd64.deb <text:s/>mysql-apt-config_0.8.30-1_all.deb</text:p>
      <text:p text:style-name="P1">student@dl-34:~$ ls [a]*</text:p>
      <text:p text:style-name="P1">ls: cannot access '[a]*': No such file or directory</text:p>
      <text:p text:style-name="P1">student@dl-34:~$ lp athulc</text:p>
      <text:p text:style-name="P1">lp: Error - unable to access "athulc" - No such file or directory</text:p>
      <text:p text:style-name="P1">student@dl-34:~$ lp videos</text:p>
      <text:p text:style-name="P1">lp: Error - unable to access "videos" - No such file or directory</text:p>
      <text:p text:style-name="P1">student@dl-34:~$ lp snap</text:p>
      <text:p text:style-name="P1">lp: Error - No default destination.</text:p>
      <text:p text:style-name="P1">student@dl-34:~$ lp Music</text:p>
      <text:p text:style-name="P1">lp: Error - No default destination.</text:p>
      <text:p text:style-name="P1">student@dl-34:~$ ls [b]*</text:p>
      <text:p text:style-name="P1">ls: cannot access '[b]*': No such file or directory</text:p>
      <text:p text:style-name="P1">student@dl-34:~$ ls [d]*</text:p>
      <text:p text:style-name="P1">ls: cannot access '[d]*': No such file or directory</text:p>
      <text:p text:style-name="P1">student@dl-34:~$ ls [b-m]*</text:p>
      <text:p text:style-name="P1">google-chrome-stable_current_amd64.deb <text:s/>mysql-apt-config_0.8.30-1_all.deb</text:p>
      <text:p text:style-name="P1">student@dl-34:~$ ls [b]*</text:p>
      <text:p text:style-name="P1">ls: cannot access '[b]*': No such file or directory</text:p>
      <text:p text:style-name="P1">student@dl-34:~$ ls [c-m]*</text:p>
      <text:p text:style-name="P1">google-chrome-stable_current_amd64.deb <text:s/>mysql-apt-config_0.8.30-1_all.deb</text:p>
      <text:p text:style-name="P1">student@dl-34:~$ ls [c]*</text:p>
      <text:p text:style-name="P1">ls: cannot access '[c]*': No such file or directory</text:p>
      <text:p text:style-name="P1">student@dl-34:~$ f</text:p>
      <text:p text:style-name="P1">f: command not found</text:p>
      <text:p text:style-name="P1">student@dl-34:~$ f)man</text:p>
      <text:p text:style-name="P1">bash: syntax error near unexpected token `)'</text:p>
      <text:p text:style-name="P1">student@dl-34:~$ f man</text:p>
      <text:p text:style-name="P1">f: command not found</text:p>
      <text:p text:style-name="P1">student@dl-34:~$ man</text:p>
      <text:p text:style-name="P1">What manual page do you want?</text:p>
      <text:p text:style-name="P1">For example, try 'man man'.</text:p>
      <text:p text:style-name="P1">student@dl-34:~$ man tiger</text:p>
      <text:p text:style-name="P1">No manual entry for tiger</text:p>
      <text:p text:style-name="P1">student@dl-34:~$ man cat</text:p>
      <text:p text:style-name="P1">student@dl-34:~$ man cat</text:p>
      <text:p text:style-name="P1">student@dl-34:~$ who$ who am i</text:p>
      <text:p text:style-name="P1">Command 'who$' not found, did you mean:</text:p>
      <text:p text:style-name="P1"><text:s text:c="2"/>command 'whob' from deb lft (3.91-1)</text:p>
      <text:p text:style-name="P1"><text:s text:c="2"/>command 'who' from deb coreutils (8.32-4.1ubuntu1.2)</text:p>
      <text:p text:style-name="P1"><text:soft-page-break/><text:s text:c="2"/>command 'whom' from deb mailutils-mh (1:3.14-1)</text:p>
      <text:p text:style-name="P1"><text:s text:c="2"/>command 'whom' from deb mmh (0.4-4)</text:p>
      <text:p text:style-name="P1"><text:s text:c="2"/>command 'whom' from deb nmh (1.7.1-11)</text:p>
      <text:p text:style-name="P1">Try: sudo apt install &lt;deb name&gt;</text:p>
      <text:p text:style-name="P1">student@dl-34:~$ sudo install &lt;deb name&gt;</text:p>
      <text:p text:style-name="P1">bash: syntax error near unexpected token `newline'</text:p>
      <text:p text:style-name="P1">student@dl-34:~$ sudo apt install &lt;deb name&gt;</text:p>
      <text:p text:style-name="P1">bash: syntax error near unexpected token `newline'</text:p>
      <text:p text:style-name="P1">student@dl-34:~$ cal</text:p>
      <text:p text:style-name="P1"><text:s text:c="4"/>January 2025 <text:s text:c="5"/></text:p>
      <text:p text:style-name="P1">Su Mo Tu We Th Fr Sa <text:s/></text:p>
      <text:p text:style-name="P1"><text:s text:c="10"/>1 <text:s/>2 <text:s/>3 <text:s/>4 <text:s/></text:p>
      <text:p text:style-name="P1"><text:s/>5 <text:s/>6 <text:s/>7 <text:s/>8 <text:s/>9 10 11 <text:s/></text:p>
      <text:p text:style-name="P1">12 13 14 15 16 17 18 <text:s/></text:p>
      <text:p text:style-name="P1">19 20 21 22 23 24 25 <text:s/></text:p>
      <text:p text:style-name="P1">26 27 28 29 30 31 <text:s text:c="4"/></text:p>
      <text:p text:style-name="P1"><text:s text:c="22"/></text:p>
      <text:p text:style-name="P1">student@dl-34:~$ cal 1</text:p>
      <text:p text:style-name="P1"><text:s text:c="29"/>1</text:p>
      <text:p text:style-name="P1"><text:s text:c="6"/>January <text:s text:c="14"/>February <text:s text:c="14"/>March <text:s text:c="9"/></text:p>
      <text:p text:style-name="P1">Su Mo Tu We Th Fr Sa <text:s/>Su Mo Tu We Th Fr Sa <text:s/>Su Mo Tu We Th Fr Sa <text:s/></text:p>
      <text:p text:style-name="P1"><text:s text:c="19"/>1 <text:s text:c="8"/>1 <text:s/>2 <text:s/>3 <text:s/>4 <text:s/>5 <text:s text:c="8"/>1 <text:s/>2 <text:s/>3 <text:s/>4 <text:s/>5 <text:s/></text:p>
      <text:p text:style-name="P1"><text:s/>2 <text:s/>3 <text:s/>4 <text:s/>5 <text:s/>6 <text:s/>7 <text:s/>8 <text:s text:c="2"/>6 <text:s/>7 <text:s/>8 <text:s/>9 10 11 12 <text:s text:c="2"/>6 <text:s/>7 <text:s/>8 <text:s/>9 10 11 12 <text:s/></text:p>
      <text:p text:style-name="P1"><text:s/>9 10 11 12 13 14 15 <text:s/>13 14 15 16 17 18 19 <text:s/>13 14 15 16 17 18 19 <text:s/></text:p>
      <text:p text:style-name="P1">16 17 18 19 20 21 22 <text:s/>20 21 22 23 24 25 26 <text:s/>20 21 22 23 24 25 26 <text:s/></text:p>
      <text:p text:style-name="P1">23 24 25 26 27 28 29 <text:s/>27 28 <text:s text:c="16"/>27 28 29 30 31 <text:s text:c="7"/></text:p>
      <text:p text:style-name="P1">30 31 <text:s text:c="60"/></text:p>
      <text:p text:style-name="P1"/>
      <text:p text:style-name="P1"><text:s text:c="7"/>April <text:s text:c="17"/>May <text:s text:c="18"/>June <text:s text:c="9"/></text:p>
      <text:p text:style-name="P1">Su Mo Tu We Th Fr Sa <text:s/>Su Mo Tu We Th Fr Sa <text:s/>Su Mo Tu We Th Fr Sa <text:s/></text:p>
      <text:p text:style-name="P1"><text:s text:c="16"/>1 <text:s/>2 <text:s text:c="2"/>1 <text:s/>2 <text:s/>3 <text:s/>4 <text:s/>5 <text:s/>6 <text:s/>7 <text:s text:c="11"/>1 <text:s/>2 <text:s/>3 <text:s/>4 <text:s/></text:p>
      <text:p text:style-name="P1"><text:s/>3 <text:s/>4 <text:s/>5 <text:s/>6 <text:s/>7 <text:s/>8 <text:s/>9 <text:s text:c="2"/>8 <text:s/>9 10 11 12 13 14 <text:s text:c="2"/>5 <text:s/>6 <text:s/>7 <text:s/>8 <text:s/>9 10 11 <text:s/></text:p>
      <text:p text:style-name="P1">10 11 12 13 14 15 16 <text:s/>15 16 17 18 19 20 21 <text:s/>12 13 14 15 16 17 18 <text:s/></text:p>
      <text:p text:style-name="P1">17 18 19 20 21 22 23 <text:s/>22 23 24 25 26 27 28 <text:s/>19 20 21 22 23 24 25 <text:s/></text:p>
      <text:p text:style-name="P1">24 25 26 27 28 29 30 <text:s/>29 30 31 <text:s text:c="13"/>26 27 28 29 30 <text:s text:c="7"/></text:p>
      <text:p text:style-name="P1"><text:s text:c="66"/></text:p>
      <text:p text:style-name="P1"/>
      <text:p text:style-name="P1"><text:s text:c="8"/>July <text:s text:c="16"/>August <text:s text:c="13"/>September <text:s text:c="7"/></text:p>
      <text:p text:style-name="P1">Su Mo Tu We Th Fr Sa <text:s/>Su Mo Tu We Th Fr Sa <text:s/>Su Mo Tu We Th Fr Sa <text:s/></text:p>
      <text:p text:style-name="P1"><text:s text:c="16"/>1 <text:s/>2 <text:s text:c="5"/>1 <text:s/>2 <text:s/>3 <text:s/>4 <text:s/>5 <text:s/>6 <text:s text:c="14"/>1 <text:s/>2 <text:s/>3 <text:s/></text:p>
      <text:p text:style-name="P1"><text:s/>3 <text:s/>4 <text:s/>5 <text:s/>6 <text:s/>7 <text:s/>8 <text:s/>9 <text:s text:c="2"/>7 <text:s/>8 <text:s/>9 10 11 12 13 <text:s text:c="2"/>4 <text:s/>5 <text:s/>6 <text:s/>7 <text:s/>8 <text:s/>9 10 <text:s/></text:p>
      <text:p text:style-name="P1">10 11 12 13 14 15 16 <text:s/>14 15 16 17 18 19 20 <text:s/>11 12 13 14 15 16 17 <text:s/></text:p>
      <text:p text:style-name="P1">17 18 19 20 21 22 23 <text:s/>21 22 23 24 25 26 27 <text:s/>18 19 20 21 22 23 24 <text:s/></text:p>
      <text:p text:style-name="P1">24 25 26 27 28 29 30 <text:s/>28 29 30 31 <text:s text:c="10"/>25 26 27 28 29 30 <text:s text:c="4"/></text:p>
      <text:p text:style-name="P1">31 <text:s text:c="63"/></text:p>
      <text:p text:style-name="P1"/>
      <text:p text:style-name="P1"><text:s text:c="6"/>October <text:s text:c="14"/>November <text:s text:c="13"/>December <text:s text:c="7"/></text:p>
      <text:p text:style-name="P1">Su Mo Tu We Th Fr Sa <text:s/>Su Mo Tu We Th Fr Sa <text:s/>Su Mo Tu We Th Fr Sa <text:s/></text:p>
      <text:p text:style-name="P1"><text:s text:c="19"/>1 <text:s text:c="8"/>1 <text:s/>2 <text:s/>3 <text:s/>4 <text:s/>5 <text:s text:c="14"/>1 <text:s/>2 <text:s/>3 <text:s/></text:p>
      <text:p text:style-name="P1"><text:s/>2 <text:s/>3 <text:s/>4 <text:s/>5 <text:s/>6 <text:s/>7 <text:s/>8 <text:s text:c="2"/>6 <text:s/>7 <text:s/>8 <text:s/>9 10 11 12 <text:s text:c="2"/>4 <text:s/>5 <text:s/>6 <text:s/>7 <text:s/>8 <text:s/>9 10 <text:s/></text:p>
      <text:p text:style-name="P1"><text:s/>9 10 11 12 13 14 15 <text:s/>13 14 15 16 17 18 19 <text:s/>11 12 13 14 15 16 17 <text:s/></text:p>
      <text:p text:style-name="P1">16 17 18 19 20 21 22 <text:s/>20 21 22 23 24 25 26 <text:s/>18 19 20 21 22 23 24 <text:s/></text:p>
      <text:p text:style-name="P1"><text:soft-page-break/>23 24 25 26 27 28 29 <text:s/>27 28 29 30 <text:s text:c="10"/>25 26 27 28 29 30 31 <text:s/></text:p>
      <text:p text:style-name="P1">30 31 <text:s text:c="60"/></text:p>
      <text:p text:style-name="P1">student@dl-34:~$ cal 2005</text:p>
      <text:p text:style-name="P1"><text:s text:c="28"/>2005</text:p>
      <text:p text:style-name="P1"><text:s text:c="6"/>January <text:s text:c="14"/>February <text:s text:c="14"/>March <text:s text:c="9"/></text:p>
      <text:p text:style-name="P1">Su Mo Tu We Th Fr Sa <text:s/>Su Mo Tu We Th Fr Sa <text:s/>Su Mo Tu We Th Fr Sa <text:s/></text:p>
      <text:p text:style-name="P1"><text:s text:c="19"/>1 <text:s text:c="8"/>1 <text:s/>2 <text:s/>3 <text:s/>4 <text:s/>5 <text:s text:c="8"/>1 <text:s/>2 <text:s/>3 <text:s/>4 <text:s/>5 <text:s/></text:p>
      <text:p text:style-name="P1"><text:s/>2 <text:s/>3 <text:s/>4 <text:s/>5 <text:s/>6 <text:s/>7 <text:s/>8 <text:s text:c="2"/>6 <text:s/>7 <text:s/>8 <text:s/>9 10 11 12 <text:s text:c="2"/>6 <text:s/>7 <text:s/>8 <text:s/>9 10 11 12 <text:s/></text:p>
      <text:p text:style-name="P1"><text:s/>9 10 11 12 13 14 15 <text:s/>13 14 15 16 17 18 19 <text:s/>13 14 15 16 17 18 19 <text:s/></text:p>
      <text:p text:style-name="P1">16 17 18 19 20 21 22 <text:s/>20 21 22 23 24 25 26 <text:s/>20 21 22 23 24 25 26 <text:s/></text:p>
      <text:p text:style-name="P1">23 24 25 26 27 28 29 <text:s/>27 28 <text:s text:c="16"/>27 28 29 30 31 <text:s text:c="7"/></text:p>
      <text:p text:style-name="P1">30 31 <text:s text:c="60"/></text:p>
      <text:p text:style-name="P1"/>
      <text:p text:style-name="P1"><text:s text:c="7"/>April <text:s text:c="17"/>May <text:s text:c="18"/>June <text:s text:c="9"/></text:p>
      <text:p text:style-name="P1">Su Mo Tu We Th Fr Sa <text:s/>Su Mo Tu We Th Fr Sa <text:s/>Su Mo Tu We Th Fr Sa <text:s/></text:p>
      <text:p text:style-name="P1"><text:s text:c="16"/>1 <text:s/>2 <text:s text:c="2"/>1 <text:s/>2 <text:s/>3 <text:s/>4 <text:s/>5 <text:s/>6 <text:s/>7 <text:s text:c="11"/>1 <text:s/>2 <text:s/>3 <text:s/>4 <text:s/></text:p>
      <text:p text:style-name="P1"><text:s/>3 <text:s/>4 <text:s/>5 <text:s/>6 <text:s/>7 <text:s/>8 <text:s/>9 <text:s text:c="2"/>8 <text:s/>9 10 11 12 13 14 <text:s text:c="2"/>5 <text:s/>6 <text:s/>7 <text:s/>8 <text:s/>9 10 11 <text:s/></text:p>
      <text:p text:style-name="P1">10 11 12 13 14 15 16 <text:s/>15 16 17 18 19 20 21 <text:s/>12 13 14 15 16 17 18 <text:s/></text:p>
      <text:p text:style-name="P1">17 18 19 20 21 22 23 <text:s/>22 23 24 25 26 27 28 <text:s/>19 20 21 22 23 24 25 <text:s/></text:p>
      <text:p text:style-name="P1">24 25 26 27 28 29 30 <text:s/>29 30 31 <text:s text:c="13"/>26 27 28 29 30 <text:s text:c="7"/></text:p>
      <text:p text:style-name="P1"><text:s text:c="66"/></text:p>
      <text:p text:style-name="P1"/>
      <text:p text:style-name="P1"><text:s text:c="8"/>July <text:s text:c="16"/>August <text:s text:c="13"/>September <text:s text:c="7"/></text:p>
      <text:p text:style-name="P1">Su Mo Tu We Th Fr Sa <text:s/>Su Mo Tu We Th Fr Sa <text:s/>Su Mo Tu We Th Fr Sa <text:s/></text:p>
      <text:p text:style-name="P1"><text:s text:c="16"/>1 <text:s/>2 <text:s text:c="5"/>1 <text:s/>2 <text:s/>3 <text:s/>4 <text:s/>5 <text:s/>6 <text:s text:c="14"/>1 <text:s/>2 <text:s/>3 <text:s/></text:p>
      <text:p text:style-name="P1"><text:s/>3 <text:s/>4 <text:s/>5 <text:s/>6 <text:s/>7 <text:s/>8 <text:s/>9 <text:s text:c="2"/>7 <text:s/>8 <text:s/>9 10 11 12 13 <text:s text:c="2"/>4 <text:s/>5 <text:s/>6 <text:s/>7 <text:s/>8 <text:s/>9 10 <text:s/></text:p>
      <text:p text:style-name="P1">10 11 12 13 14 15 16 <text:s/>14 15 16 17 18 19 20 <text:s/>11 12 13 14 15 16 17 <text:s/></text:p>
      <text:p text:style-name="P1">17 18 19 20 21 22 23 <text:s/>21 22 23 24 25 26 27 <text:s/>18 19 20 21 22 23 24 <text:s/></text:p>
      <text:p text:style-name="P1">24 25 26 27 28 29 30 <text:s/>28 29 30 31 <text:s text:c="10"/>25 26 27 28 29 30 <text:s text:c="4"/></text:p>
      <text:p text:style-name="P1">31 <text:s text:c="63"/></text:p>
      <text:p text:style-name="P1"/>
      <text:p text:style-name="P1"><text:s text:c="6"/>October <text:s text:c="14"/>November <text:s text:c="13"/>December <text:s text:c="7"/></text:p>
      <text:p text:style-name="P1">Su Mo Tu We Th Fr Sa <text:s/>Su Mo Tu We Th Fr Sa <text:s/>Su Mo Tu We Th Fr Sa <text:s/></text:p>
      <text:p text:style-name="P1"><text:s text:c="19"/>1 <text:s text:c="8"/>1 <text:s/>2 <text:s/>3 <text:s/>4 <text:s/>5 <text:s text:c="14"/>1 <text:s/>2 <text:s/>3 <text:s/></text:p>
      <text:p text:style-name="P1"><text:s/>2 <text:s/>3 <text:s/>4 <text:s/>5 <text:s/>6 <text:s/>7 <text:s/>8 <text:s text:c="2"/>6 <text:s/>7 <text:s/>8 <text:s/>9 10 11 12 <text:s text:c="2"/>4 <text:s/>5 <text:s/>6 <text:s/>7 <text:s/>8 <text:s/>9 10 <text:s/></text:p>
      <text:p text:style-name="P1"><text:s/>9 10 11 12 13 14 15 <text:s/>13 14 15 16 17 18 19 <text:s/>11 12 13 14 15 16 17 <text:s/></text:p>
      <text:p text:style-name="P1">16 17 18 19 20 21 22 <text:s/>20 21 22 23 24 25 26 <text:s/>18 19 20 21 22 23 24 <text:s/></text:p>
      <text:p text:style-name="P1">23 24 25 26 27 28 29 <text:s/>27 28 29 30 <text:s text:c="10"/>25 26 27 28 29 30 31 <text:s/></text:p>
      <text:p text:style-name="P1">30 31 <text:s text:c="60"/></text:p>
      <text:p text:style-name="P1">student@dl-34:~$ cal 3 2004</text:p>
      <text:p text:style-name="P1"><text:s text:c="5"/>March 2004 <text:s text:c="6"/></text:p>
      <text:p text:style-name="P1">Su Mo Tu We Th Fr Sa <text:s/></text:p>
      <text:p text:style-name="P1"><text:s text:c="4"/>1 <text:s/>2 <text:s/>3 <text:s/>4 <text:s/>5 <text:s/>6 <text:s/></text:p>
      <text:p text:style-name="P1"><text:s/>7 <text:s/>8 <text:s/>9 10 11 12 13 <text:s/></text:p>
      <text:p text:style-name="P1">14 15 16 17 18 19 20 <text:s/></text:p>
      <text:p text:style-name="P1">21 22 23 24 25 26 27 <text:s/></text:p>
      <text:p text:style-name="P1">28 29 30 31 <text:s text:c="10"/></text:p>
      <text:p text:style-name="P1"><text:s text:c="22"/></text:p>
      <text:p text:style-name="P1">student@dl-34:~$ whoami</text:p>
      <text:p text:style-name="P1">student</text:p>
      <text:p text:style-name="P1">student@dl-34:~$ uptime</text:p>
      <text:p text:style-name="P1"><text:s/>11:39:01 up <text:s/>1:43, <text:s/>1 user, <text:s/>load average: 0.05, 0.04, 0.00</text:p>
      <text:p text:style-name="P1"><text:soft-page-break/>student@dl-34:~$ uname</text:p>
      <text:p text:style-name="P1">Linux</text:p>
      <text:p text:style-name="P1">student@dl-34:~$ hostname</text:p>
      <text:p text:style-name="P1">dl-34</text:p>
      <text:p text:style-name="P1">student@dl-34:~$ gedit input.txt</text:p>
      <text:p text:style-name="P1">student@dl-34:~$ grep chicky input.txt</text:p>
      <text:p text:style-name="P1">student@dl-34:~$ grep Boom input.txt</text:p>
      <text:p text:style-name="P1">My name is Boom-Boom!</text:p>
      <text:p text:style-name="P1">Boom, boom, boom</text:p>
      <text:p text:style-name="P1">Chicky, Cha-Cha, Boom-Boom</text:p>
      <text:p text:style-name="P1">Chicky, Cha-Cha, Boom-Boom</text:p>
      <text:p text:style-name="P1">Chicky, Cha-Cha, Boom-Boom</text:p>
      <text:p text:style-name="P1">Boom, boom, boom</text:p>
      <text:p text:style-name="P1">Chicky, Cha-Cha, Boom-Boom</text:p>
      <text:p text:style-name="P1">Chicky, Cha-Cha, Boom-Boom</text:p>
      <text:p text:style-name="P1">Chicky, Cha-Cha, Boom-Boom</text:p>
      <text:p text:style-name="P1">Chicky, Cha-Cha, Boom-Boom</text:p>
      <text:p text:style-name="P1">student@dl-34:~$ gedit output.txt</text:p>
      <text:p text:style-name="P1">student@dl-34:~$ rm output.txt</text:p>
      <text:p text:style-name="P1">student@dl-34:~$ touch output.txt</text:p>
      <text:p text:style-name="P1">student@dl-34:~$ cp input.txt output.txt</text:p>
      <text:p text:style-name="P1">student@dl-34:~$ mv output.txt chicky.txt</text:p>
      <text:p text:style-name="P1">student@dl-34:~$ head input.txt</text:p>
      <text:p text:style-name="P1">My name is Chicky!</text:p>
      <text:p text:style-name="P1">Chicky, Chicky, Chicky</text:p>
      <text:p text:style-name="P1">My name is Cha-Cha!</text:p>
      <text:p text:style-name="P1">Clap, clap, cha-cha-cha</text:p>
      <text:p text:style-name="P1">Chicky, Chicky, Chicky</text:p>
      <text:p text:style-name="P1">Clap, clap, cha-cha-cha</text:p>
      <text:p text:style-name="P1">Chicky, Chicky, Chicky</text:p>
      <text:p text:style-name="P1">Clap, clap, cha-cha-cha</text:p>
      <text:p text:style-name="P1">My name is Boom-Boom!</text:p>
      <text:p text:style-name="P1">Boom, boom, boom</text:p>
      <text:p text:style-name="P1">student@dl-34:~$ tail input.txt</text:p>
      <text:p text:style-name="P1">Clap, clap, cha-cha-cha</text:p>
      <text:p text:style-name="P1">My name is—</text:p>
      <text:p text:style-name="P1">Boom, boom, boom</text:p>
      <text:p text:style-name="P1">Chicky, Cha-Cha, Boom-Boom</text:p>
      <text:p text:style-name="P1">Lya-lya-lya-lya-lya</text:p>
      <text:p text:style-name="P1">Chicky, Cha-Cha, Boom-Boom</text:p>
      <text:p text:style-name="P1">Lya-lya-lya-lya-lya</text:p>
      <text:p text:style-name="P1">Chicky, Cha-Cha, Boom-Boom</text:p>
      <text:p text:style-name="P1">Chicky, Cha-Cha, Boom-Boom</text:p>
      <text:p text:style-name="P1">Lya-lya-lya-lya-lya</text:p>
      <text:p text:style-name="P1">student@dl-34:~$ gedit fact.sh</text:p>
      <text:p text:style-name="P1">student@dl-34:~$ shmode +x fact.sh</text:p>
      <text:p text:style-name="P1">shmode: command not found</text:p>
      <text:p text:style-name="P1">student@dl-34:~$ gedit fact.sh</text:p>
      <text:p text:style-name="P1">student@dl-34:~$ shmode +x fact.sh</text:p>
      <text:p text:style-name="P1">shmode: command not found</text:p>
      <text:p text:style-name="P1">student@dl-34:~$ chmode +x fact.sh</text:p>
      <text:p text:style-name="P1">Command 'chmode' not found, did you mean:</text:p>
      <text:p text:style-name="P1"><text:soft-page-break/><text:s text:c="2"/>command 'chmod' from deb coreutils (8.32-4.1ubuntu1.2)</text:p>
      <text:p text:style-name="P1">Try: sudo apt install &lt;deb name&gt;</text:p>
      <text:p text:style-name="P1">student@dl-34:~$ chmod +x fact.sh</text:p>
      <text:p text:style-name="P1">student@dl-34:~$ ./fact.sh</text:p>
      <text:p text:style-name="P1">Hi</text:p>
      <text:p text:style-name="P1">student@dl-34:~$ wc -l input.txt</text:p>
      <text:p text:style-name="P1">31 input.txt</text:p>
      <text:p text:style-name="P1">student@dl-34:~$ wc -w input.txt</text:p>
      <text:p text:style-name="P1">91 input.txt</text:p>
      <text:p text:style-name="P1">student@dl-34:~$ wc -c input.txt</text:p>
      <text:p text:style-name="P1">675 input.txt</text:p>
      <text:p text:style-name="P1">student@dl-34:~$ ^C</text:p>
      <text:p text:style-name="P1">student@dl-34:~$ </text:p>
      <text:p text:style-name="P1"><text:s text:c="6"/>January <text:s text:c="14"/>February <text:s text:c="14"/>March <text:s text:c="9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8"/>1 <text:s/>2 <text:s/>3 <text:s/>4 <text:s/>5 <text:s/></text:p>
      <text:p text:style-name="Standard"><text:s/>2 <text:s/>3 <text:s/>4 <text:s/>5 <text:s/>6 <text:s/>7 <text:s/>8 <text:s text:c="2"/>6 <text:s/>7 <text:s/>8 <text:s/>9 10 11 12 <text:s text:c="2"/>6 <text:s/>7 <text:s/>8 <text:s/>9 10 11 12 <text:s/></text:p>
      <text:p text:style-name="Standard"><text:s/>9 10 11 12 13 14 15 <text:s/>13 14 15 16 17 18 19 <text:s/>13 14 15 16 17 18 19 <text:s/></text:p>
      <text:p text:style-name="Standard">16 17 18 19 20 21 22 <text:s/>20 21 22 23 24 25 26 <text:s/>20 21 22 23 24 25 26 <text:s/></text:p>
      <text:p text:style-name="Standard">23 24 25 26 27 28 29 <text:s/>27 28 <text:s text:c="16"/>27 28 29 30 31 <text:s text:c="7"/></text:p>
      <text:p text:style-name="Standard">30 31 <text:s text:c="60"/></text:p>
      <text:p text:style-name="Standard"/>
      <text:p text:style-name="Standard"><text:s text:c="7"/>April <text:s text:c="17"/>May <text:s text:c="18"/>June <text:s text:c="9"/></text:p>
      <text:p text:style-name="Standard">Su Mo Tu We Th Fr Sa <text:s/>Su Mo Tu We Th Fr Sa <text:s/>Su Mo Tu We Th Fr Sa <text:s/></text:p>
      <text:p text:style-name="Standard"><text:s text:c="16"/>1 <text:s/>2 <text:s text:c="2"/>1 <text:s/>2 <text:s/>3 <text:s/>4 <text:s/>5 <text:s/>6 <text:s/>7 <text:s text:c="11"/>1 <text:s/>2 <text:s/>3 <text:s/>4 <text:s/></text:p>
      <text:p text:style-name="Standard"><text:s/>3 <text:s/>4 <text:s/>5 <text:s/>6 <text:s/>7 <text:s/>8 <text:s/>9 <text:s text:c="2"/>8 <text:s/>9 10 11 12 13 14 <text:s text:c="2"/>5 <text:s/>6 <text:s/>7 <text:s/>8 <text:s/>9 10 11 <text:s/></text:p>
      <text:p text:style-name="Standard">10 11 12 13 14 15 16 <text:s/>15 16 17 18 19 20 21 <text:s/>12 13 14 15 16 17 18 <text:s/></text:p>
      <text:p text:style-name="Standard">17 18 19 20 21 22 23 <text:s/>22 23 24 25 26 27 28 <text:s/>19 20 21 22 23 24 25 <text:s/></text:p>
      <text:p text:style-name="Standard">24 25 26 27 28 29 30 <text:s/>29 30 31 <text:s text:c="13"/>26 27 28 29 30 <text:s text:c="7"/></text:p>
      <text:p text:style-name="Standard"><text:s text:c="66"/></text:p>
      <text:p text:style-name="Standard"/>
      <text:p text:style-name="Standard"><text:s text:c="8"/>July <text:s text:c="16"/>August <text:s text:c="13"/>September <text:s text:c="7"/></text:p>
      <text:p text:style-name="Standard">Su Mo Tu We Th Fr Sa <text:s/>Su Mo Tu We Th Fr Sa <text:s/>Su Mo Tu We Th Fr Sa <text:s/></text:p>
      <text:p text:style-name="Standard"><text:s text:c="16"/>1 <text:s/>2 <text:s text:c="5"/>1 <text:s/>2 <text:s/>3 <text:s/>4 <text:s/>5 <text:s/>6 <text:s text:c="14"/>1 <text:s/>2 <text:s/>3 <text:s/></text:p>
      <text:p text:style-name="Standard"><text:s/>3 <text:s/>4 <text:s/>5 <text:s/>6 <text:s/>7 <text:s/>8 <text:s/>9 <text:s text:c="2"/>7 <text:s/>8 <text:s/>9 10 11 12 13 <text:s text:c="2"/>4 <text:s/>5 <text:s/>6 <text:s/>7 <text:s/>8 <text:s/>9 10 <text:s/></text:p>
      <text:p text:style-name="Standard">10 11 12 13 14 15 16 <text:s/>14 15 16 17 18 19 20 <text:s/>11 12 13 14 15 16 17 <text:s/></text:p>
      <text:p text:style-name="Standard">17 18 19 20 21 22 23 <text:s/>21 22 23 24 25 26 27 <text:s/>18 19 20 21 22 23 24 <text:s/></text:p>
      <text:p text:style-name="Standard">24 25 26 27 28 29 30 <text:s/>28 29 30 31 <text:s text:c="10"/>25 26 27 28 29 30 <text:s text:c="4"/></text:p>
      <text:p text:style-name="Standard">31 <text:s text:c="63"/></text:p>
      <text:p text:style-name="Standard"/>
      <text:p text:style-name="Standard"><text:s text:c="6"/>October <text:s text:c="14"/>November <text:s text:c="13"/>December <text:s text:c="7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14"/>1 <text:s/>2 <text:s/>3 <text:s/></text:p>
      <text:p text:style-name="Standard"><text:s/>2 <text:s/>3 <text:s/>4 <text:s/>5 <text:s/>6 <text:s/>7 <text:s/>8 <text:s text:c="2"/>6 <text:s/>7 <text:s/>8 <text:s/>9 10 11 12 <text:s text:c="2"/>4 <text:s/>5 <text:s/>6 <text:s/>7 <text:s/>8 <text:s/>9 10 <text:s/></text:p>
      <text:p text:style-name="Standard"><text:s/>9 10 11 12 13 14 15 <text:s/>13 14 15 16 17 18 19 <text:s/>11 12 13 14 15 16 17 <text:s/></text:p>
      <text:p text:style-name="Standard">16 17 18 19 20 21 22 <text:s/>20 21 22 23 24 25 26 <text:s/>18 19 20 21 22 23 24 <text:s/></text:p>
      <text:p text:style-name="Standard">23 24 25 26 27 28 29 <text:s/>27 28 29 30 <text:s text:c="10"/>25 26 27 28 29 30 31 <text:s/></text:p>
      <text:p text:style-name="Standard">30 31 <text:s text:c="60"/></text:p>
      <text:p text:style-name="Standard">student@dl-34:~$ cal 3 2004</text:p>
      <text:p text:style-name="Standard"><text:s text:c="5"/>March 2004 <text:s text:c="6"/></text:p>
      <text:p text:style-name="Standard">Su Mo Tu We Th Fr Sa <text:s/></text:p>
      <text:p text:style-name="Standard"><text:s text:c="4"/>1 <text:s/>2 <text:s/>3 <text:s/>4 <text:s/>5 <text:s/>6 <text:s/></text:p>
      <text:p text:style-name="Standard"><text:soft-page-break/><text:s/>7 <text:s/>8 <text:s/>9 10 11 12 13 <text:s/></text:p>
      <text:p text:style-name="Standard">14 15 16 17 18 19 20 <text:s/></text:p>
      <text:p text:style-name="Standard">21 22 23 24 25 26 27 <text:s/></text:p>
      <text:p text:style-name="Standard">28 29 30 31 <text:s text:c="10"/></text:p>
      <text:p text:style-name="Standard"><text:s text:c="22"/></text:p>
      <text:p text:style-name="Standard">student@dl-34:~$ whoami</text:p>
      <text:p text:style-name="Standard">student</text:p>
      <text:p text:style-name="Standard">student@dl-34:~$ uptime</text:p>
      <text:p text:style-name="Standard"><text:s/>11:39:01 up <text:s/>1:43, <text:s/>1 user, <text:s/>load average: 0.05, 0.04, 0.00</text:p>
      <text:p text:style-name="Standard">student@dl-34:~$ uname</text:p>
      <text:p text:style-name="Standard">Linux</text:p>
      <text:p text:style-name="Standard">student@dl-34:~$ hostname</text:p>
      <text:p text:style-name="Standard">dl-34</text:p>
      <text:p text:style-name="Standard">student@dl-34:~$ gedit input.txt</text:p>
      <text:p text:style-name="Standard">student@dl-34:~$ grep chicky input.txt</text:p>
      <text:p text:style-name="Standard">student@dl-34:~$ grep Boom input.txt</text:p>
      <text:p text:style-name="Standard">My name is Boom-Boom!</text:p>
      <text:p text:style-name="Standard">Boom, boom, boom</text:p>
      <text:p text:style-name="Standard">Chicky, Cha-Cha, Boom-Boom</text:p>
      <text:p text:style-name="Standard">Chicky, Cha-Cha, Boom-Boom</text:p>
      <text:p text:style-name="Standard">Chicky, Cha-Cha, Boom-Boom</text:p>
      <text:p text:style-name="Standard">Boom, boom, boom</text:p>
      <text:p text:style-name="Standard">Chicky, Cha-Cha, Boom-Boom</text:p>
      <text:p text:style-name="Standard">Chicky, Cha-Cha, Boom-Boom</text:p>
      <text:p text:style-name="Standard">Chicky, Cha-Cha, Boom-Boom</text:p>
      <text:p text:style-name="Standard">Chicky, Cha-Cha, Boom-Boom</text:p>
      <text:p text:style-name="Standard">student@dl-34:~$ gedit output.txt</text:p>
      <text:p text:style-name="Standard">student@dl-34:~$ rm output.txt</text:p>
      <text:p text:style-name="Standard">student@dl-34:~$ touch output.txt</text:p>
      <text:p text:style-name="Standard">student@dl-34:~$ cp input.txt output.txt</text:p>
      <text:p text:style-name="Standard">student@dl-34:~$ mv output.txt chicky.txt</text:p>
      <text:p text:style-name="Standard">student@dl-34:~$ head input.txt</text:p>
      <text:p text:style-name="Standard">My name is Chicky!</text:p>
      <text:p text:style-name="Standard">Chicky, Chicky, Chicky</text:p>
      <text:p text:style-name="Standard">My name is Cha-Cha!</text:p>
      <text:p text:style-name="Standard">Clap, clap, cha-cha-cha</text:p>
      <text:p text:style-name="Standard">Chicky, Chicky, Chicky</text:p>
      <text:p text:style-name="Standard">Clap, clap, cha-cha-cha</text:p>
      <text:p text:style-name="Standard">Chicky, Chicky, Chicky</text:p>
      <text:p text:style-name="Standard">Clap, clap, cha-cha-cha</text:p>
      <text:p text:style-name="Standard">My name is Boom-Boom!</text:p>
      <text:p text:style-name="Standard">Boom, boom, boom</text:p>
      <text:p text:style-name="Standard">student@dl-34:~$ tail input.txt</text:p>
      <text:p text:style-name="Standard">Clap, clap, cha-cha-cha</text:p>
      <text:p text:style-name="Standard">My name is—</text:p>
      <text:p text:style-name="Standard">Boom, boom, boom</text:p>
      <text:p text:style-name="Standard">Chicky, Cha-Cha, Boom-Boom</text:p>
      <text:p text:style-name="Standard">Lya-lya-lya-lya-lya</text:p>
      <text:p text:style-name="Standard">Chicky, Cha-Cha, Boom-Boom</text:p>
      <text:p text:style-name="Standard">Lya-lya-lya-lya-lya</text:p>
      <text:p text:style-name="Standard">Chicky, Cha-Cha, Boom-Boom</text:p>
      <text:p text:style-name="Standard">Chicky, Cha-Cha, Boom-Boom</text:p>
      <text:p text:style-name="Standard"><text:soft-page-break/>Lya-lya-lya-lya-lya</text:p>
      <text:p text:style-name="Standard">student@dl-34:~$ gedit fact.sh</text:p>
      <text:p text:style-name="Standard">student@dl-34:~$ shmode +x fact.sh</text:p>
      <text:p text:style-name="Standard">shmode: command not found</text:p>
      <text:p text:style-name="Standard">student@dl-34:~$ gedit fact.sh</text:p>
      <text:p text:style-name="Standard">student@dl-34:~$ shmode +x fact.sh</text:p>
      <text:p text:style-name="Standard">shmode: command not found</text:p>
      <text:p text:style-name="Standard">student@dl-34:~$ chmode +x fact.sh</text:p>
      <text:p text:style-name="Standard">Command 'chmode' not found, did you mean:</text:p>
      <text:p text:style-name="Standard"><text:s text:c="2"/>command 'chmod' from deb coreutils (8.32-4.1ubuntu1.2)</text:p>
      <text:p text:style-name="Standard">Try: sudo apt install &lt;deb name&gt;</text:p>
      <text:p text:style-name="Standard">student@dl-34:~$ chmod +x fact.sh</text:p>
      <text:p text:style-name="Standard">student@dl-34:~$ ./fact.sh</text:p>
      <text:p text:style-name="Standard">Hi</text:p>
      <text:p text:style-name="Standard">student@dl-34:~$ wc -l input.txt</text:p>
      <text:p text:style-name="Standard">31 input.txt</text:p>
      <text:p text:style-name="Standard">student@dl-34:~$ wc -w input.txt</text:p>
      <text:p text:style-name="Standard">91 input.txt</text:p>
      <text:p text:style-name="Standard">student@dl-34:~$ wc -c input.txt</text:p>
      <text:p text:style-name="Standard">675 input.txt</text:p>
      <text:p text:style-name="Standard">student@dl-34:~$ ^C</text:p>
      <text:p text:style-name="Standard">student@dl-34:~$ </text:p>
      <text:p text:style-name="Standard"/>
      <text:p text:style-name="Standard">14 15 16 17 18 19 20 <text:s/></text:p>
      <text:p text:style-name="Standard">21 22 23 24 25 26 27 <text:s/></text:p>
      <text:p text:style-name="Standard">28 29 30 31 <text:s text:c="10"/></text:p>
      <text:p text:style-name="Standard"><text:s text:c="22"/></text:p>
      <text:p text:style-name="Standard">student@dl-34:~$ whoami</text:p>
      <text:p text:style-name="Standard">student</text:p>
      <text:p text:style-name="Standard">student@dl-34:~$ uptime</text:p>
      <text:p text:style-name="Standard"><text:s/>11:39:01 up <text:s/>1:43, <text:s/>1 user, <text:s/>load average: 0.05, 0.04, 0.00</text:p>
      <text:p text:style-name="Standard">student@dl-34:~$ uname</text:p>
      <text:p text:style-name="Standard">Linux</text:p>
      <text:p text:style-name="Standard">student@dl-34:~$ hostname</text:p>
      <text:p text:style-name="Standard">dl-34</text:p>
      <text:p text:style-name="Standard">student@dl-34:~$ gedit input.txt</text:p>
      <text:p text:style-name="Standard">student@dl-34:~$ grep chicky input.txt</text:p>
      <text:p text:style-name="Standard">student@dl-34:~$ grep Boom input.txt</text:p>
      <text:p text:style-name="Standard">My name is Boom-Boom!</text:p>
      <text:p text:style-name="Standard">Boom, boom, boom</text:p>
      <text:p text:style-name="Standard">Chicky, Cha-Cha, Boom-Boom</text:p>
      <text:p text:style-name="Standard">Chicky, Cha-Cha, Boom-Boom</text:p>
      <text:p text:style-name="Standard">Chicky, Cha-Cha, Boom-Boom</text:p>
      <text:p text:style-name="Standard">Boom, boom, boom</text:p>
      <text:p text:style-name="Standard">Chicky, Cha-Cha, Boom-Boom</text:p>
      <text:p text:style-name="Standard">Chicky, Cha-Cha, Boom-Boom</text:p>
      <text:p text:style-name="Standard">Chicky, Cha-Cha, Boom-Boom</text:p>
      <text:p text:style-name="Standard">Chicky, Cha-Cha, Boom-Boom</text:p>
      <text:p text:style-name="Standard">student@dl-34:~$ gedit output.txt</text:p>
      <text:p text:style-name="Standard">student@dl-34:~$ rm output.txt</text:p>
      <text:p text:style-name="Standard">student@dl-34:~$ touch output.txt</text:p>
      <text:p text:style-name="Standard">student@dl-34:~$ cp input.txt output.txt</text:p>
      <text:p text:style-name="Standard"><text:soft-page-break/>student@dl-34:~$ mv output.txt chicky.txt</text:p>
      <text:p text:style-name="Standard">student@dl-34:~$ head input.txt</text:p>
      <text:p text:style-name="Standard">My name is Chicky!</text:p>
      <text:p text:style-name="Standard">Chicky, Chicky, Chicky</text:p>
      <text:p text:style-name="Standard">My name is Cha-Cha!</text:p>
      <text:p text:style-name="Standard">Clap, clap, cha-cha-cha</text:p>
      <text:p text:style-name="Standard">Chicky, Chicky, Chicky</text:p>
      <text:p text:style-name="Standard">Clap, clap, cha-cha-cha</text:p>
      <text:p text:style-name="Standard">Chicky, Chicky, Chicky</text:p>
      <text:p text:style-name="Standard">Clap, clap, cha-cha-cha</text:p>
      <text:p text:style-name="Standard">My name is Boom-Boom!</text:p>
      <text:p text:style-name="Standard">Boom, boom, boom</text:p>
      <text:p text:style-name="Standard">student@dl-34:~$ tail input.txt</text:p>
      <text:p text:style-name="Standard">Clap, clap, cha-cha-cha</text:p>
      <text:p text:style-name="Standard">My name is—</text:p>
      <text:p text:style-name="Standard">Boom, boom, boom</text:p>
      <text:p text:style-name="Standard">Chicky, Cha-Cha, Boom-Boom</text:p>
      <text:p text:style-name="Standard">Lya-lya-lya-lya-lya</text:p>
      <text:p text:style-name="Standard">Chicky, Cha-Cha, Boom-Boom</text:p>
      <text:p text:style-name="Standard">Lya-lya-lya-lya-lya</text:p>
      <text:p text:style-name="Standard">Chicky, Cha-Cha, Boom-Boom</text:p>
      <text:p text:style-name="Standard">Chicky, Cha-Cha, Boom-Boom</text:p>
      <text:p text:style-name="Standard">Lya-lya-lya-lya-lya</text:p>
      <text:p text:style-name="Standard">student@dl-34:~$ gedit fact.sh</text:p>
      <text:p text:style-name="Standard">student@dl-34:~$ shmode +x fact.sh</text:p>
      <text:p text:style-name="Standard">shmode: command not found</text:p>
      <text:p text:style-name="Standard">student@dl-34:~$ gedit fact.sh</text:p>
      <text:p text:style-name="Standard">student@dl-34:~$ shmode +x fact.sh</text:p>
      <text:p text:style-name="Standard">shmode: command not found</text:p>
      <text:p text:style-name="Standard">student@dl-34:~$ chmode +x fact.sh</text:p>
      <text:p text:style-name="Standard">Command 'chmode' not found, did you mean:</text:p>
      <text:p text:style-name="Standard"><text:s text:c="2"/>command 'chmod' from deb coreutils (8.32-4.1ubuntu1.2)</text:p>
      <text:p text:style-name="Standard">Try: sudo apt install &lt;deb name&gt;</text:p>
      <text:p text:style-name="Standard">student@dl-34:~$ chmod +x fact.sh</text:p>
      <text:p text:style-name="Standard">student@dl-34:~$ ./fact.sh</text:p>
      <text:p text:style-name="Standard">Hi</text:p>
      <text:p text:style-name="Standard">student@dl-34:~$ wc -l input.txt</text:p>
      <text:p text:style-name="Standard">31 input.txt</text:p>
      <text:p text:style-name="Standard">student@dl-34:~$ wc -w input.txt</text:p>
      <text:p text:style-name="Standard">91 input.txt</text:p>
      <text:p text:style-name="Standard">student@dl-34:~$ wc -c input.txt</text:p>
      <text:p text:style-name="Standard">675 input.txt</text:p>
      <text:p text:style-name="Standard">student@dl-34:~$ ^C</text:p>
      <text:p text:style-name="Standard">student@dl-34:~$ </text:p>
      <text:p text:style-name="Standard"/>
      <text:p text:style-name="Standard">30 31 <text:s text:c="60"/></text:p>
      <text:p text:style-name="Standard"/>
      <text:p text:style-name="Standard"><text:s text:c="7"/>April <text:s text:c="17"/>May <text:s text:c="18"/>June <text:s text:c="9"/></text:p>
      <text:p text:style-name="Standard">Su Mo Tu We Th Fr Sa <text:s/>Su Mo Tu We Th Fr Sa <text:s/>Su Mo Tu We Th Fr Sa <text:s/></text:p>
      <text:p text:style-name="Standard"><text:s text:c="16"/>1 <text:s/>2 <text:s text:c="2"/>1 <text:s/>2 <text:s/>3 <text:s/>4 <text:s/>5 <text:s/>6 <text:s/>7 <text:s text:c="11"/>1 <text:s/>2 <text:s/>3 <text:s/>4 <text:s/></text:p>
      <text:p text:style-name="Standard"><text:s/>3 <text:s/>4 <text:s/>5 <text:s/>6 <text:s/>7 <text:s/>8 <text:s/>9 <text:s text:c="2"/>8 <text:s/>9 10 11 12 13 14 <text:s text:c="2"/>5 <text:s/>6 <text:s/>7 <text:s/>8 <text:s/>9 10 11 <text:s/></text:p>
      <text:p text:style-name="Standard">10 11 12 13 14 15 16 <text:s/>15 16 17 18 19 20 21 <text:s/>12 13 14 15 16 17 18 <text:s/></text:p>
      <text:p text:style-name="Standard"><text:soft-page-break/>17 18 19 20 21 22 23 <text:s/>22 23 24 25 26 27 28 <text:s/>19 20 21 22 23 24 25 <text:s/></text:p>
      <text:p text:style-name="Standard">24 25 26 27 28 29 30 <text:s/>29 30 31 <text:s text:c="13"/>26 27 28 29 30 <text:s text:c="7"/></text:p>
      <text:p text:style-name="Standard"><text:s text:c="66"/></text:p>
      <text:p text:style-name="Standard"/>
      <text:p text:style-name="Standard"><text:s text:c="8"/>July <text:s text:c="16"/>August <text:s text:c="13"/>September <text:s text:c="7"/></text:p>
      <text:p text:style-name="Standard">Su Mo Tu We Th Fr Sa <text:s/>Su Mo Tu We Th Fr Sa <text:s/>Su Mo Tu We Th Fr Sa <text:s/></text:p>
      <text:p text:style-name="Standard"><text:s text:c="16"/>1 <text:s/>2 <text:s text:c="5"/>1 <text:s/>2 <text:s/>3 <text:s/>4 <text:s/>5 <text:s/>6 <text:s text:c="14"/>1 <text:s/>2 <text:s/>3 <text:s/></text:p>
      <text:p text:style-name="Standard"><text:s/>3 <text:s/>4 <text:s/>5 <text:s/>6 <text:s/>7 <text:s/>8 <text:s/>9 <text:s text:c="2"/>7 <text:s/>8 <text:s/>9 10 11 12 13 <text:s text:c="2"/>4 <text:s/>5 <text:s/>6 <text:s/>7 <text:s/>8 <text:s/>9 10 <text:s/></text:p>
      <text:p text:style-name="Standard">10 11 12 13 14 15 16 <text:s/>14 15 16 17 18 19 20 <text:s/>11 12 13 14 15 16 17 <text:s/></text:p>
      <text:p text:style-name="Standard">17 18 19 20 21 22 23 <text:s/>21 22 23 24 25 26 27 <text:s/>18 19 20 21 22 23 24 <text:s/></text:p>
      <text:p text:style-name="Standard">24 25 26 27 28 29 30 <text:s/>28 29 30 31 <text:s text:c="10"/>25 26 27 28 29 30 <text:s text:c="4"/></text:p>
      <text:p text:style-name="Standard">31 <text:s text:c="63"/></text:p>
      <text:p text:style-name="Standard"/>
      <text:p text:style-name="Standard"><text:s text:c="6"/>October <text:s text:c="14"/>November <text:s text:c="13"/>December <text:s text:c="7"/></text:p>
      <text:p text:style-name="Standard">Su Mo Tu We Th Fr Sa <text:s/>Su Mo Tu We Th Fr Sa <text:s/>Su Mo Tu We Th Fr Sa <text:s/></text:p>
      <text:p text:style-name="Standard"><text:s text:c="19"/>1 <text:s text:c="8"/>1 <text:s/>2 <text:s/>3 <text:s/>4 <text:s/>5 <text:s text:c="14"/>1 <text:s/>2 <text:s/>3 <text:s/></text:p>
      <text:p text:style-name="Standard"><text:s/>2 <text:s/>3 <text:s/>4 <text:s/>5 <text:s/>6 <text:s/>7 <text:s/>8 <text:s text:c="2"/>6 <text:s/>7 <text:s/>8 <text:s/>9 10 11 12 <text:s text:c="2"/>4 <text:s/>5 <text:s/>6 <text:s/>7 <text:s/>8 <text:s/>9 10 <text:s/></text:p>
      <text:p text:style-name="Standard"><text:s/>9 10 11 12 13 14 15 <text:s/>13 14 15 16 17 18 19 <text:s/>11 12 13 14 15 16 17 <text:s/></text:p>
      <text:p text:style-name="Standard">16 17 18 19 20 21 22 <text:s/>20 21 22 23 24 25 26 <text:s/>18 19 20 21 22 23 24 <text:s/></text:p>
      <text:p text:style-name="Standard">23 24 25 26 27 28 29 <text:s/>27 28 29 30 <text:s text:c="10"/>25 26 27 28 29 30 31 <text:s/></text:p>
      <text:p text:style-name="Standard">30 31 <text:s text:c="60"/></text:p>
      <text:p text:style-name="Standard">student@dl-34:~$ cal 3 2004</text:p>
      <text:p text:style-name="Standard"><text:s text:c="5"/>March 2004 <text:s text:c="6"/></text:p>
      <text:p text:style-name="Standard">Su Mo Tu We Th Fr Sa <text:s/></text:p>
      <text:p text:style-name="Standard"><text:s text:c="4"/>1 <text:s/>2 <text:s/>3 <text:s/>4 <text:s/>5 <text:s/>6 <text:s/></text:p>
      <text:p text:style-name="Standard"><text:s/>7 <text:s/>8 <text:s/>9 10 11 12 13 <text:s/></text:p>
      <text:p text:style-name="Standard">14 15 16 17 18 19 20 <text:s/></text:p>
      <text:p text:style-name="Standard">21 22 23 24 25 26 27 <text:s/></text:p>
      <text:p text:style-name="Standard">28 29 30 31 <text:s text:c="10"/></text:p>
      <text:p text:style-name="Standard"><text:s text:c="22"/></text:p>
      <text:p text:style-name="Standard">student@dl-34:~$ whoami</text:p>
      <text:p text:style-name="Standard">student</text:p>
      <text:p text:style-name="Standard">student@dl-34:~$ uptime</text:p>
      <text:p text:style-name="Standard"><text:s/>11:39:01 up <text:s/>1:43, <text:s/>1 user, <text:s/>load average: 0.05, 0.04, 0.00</text:p>
      <text:p text:style-name="Standard">student@dl-34:~$ uname</text:p>
      <text:p text:style-name="Standard">Linux</text:p>
      <text:p text:style-name="Standard">student@dl-34:~$ hostname</text:p>
      <text:p text:style-name="Standard">dl-34</text:p>
      <text:p text:style-name="Standard">student@dl-34:~$ gedit input.txt</text:p>
      <text:p text:style-name="Standard">student@dl-34:~$ grep chicky input.txt</text:p>
      <text:p text:style-name="Standard">student@dl-34:~$ grep Boom input.txt</text:p>
      <text:p text:style-name="Standard">My name is Boom-Boom!</text:p>
      <text:p text:style-name="Standard">Boom, boom, boom</text:p>
      <text:p text:style-name="Standard">Chicky, Cha-Cha, Boom-Boom</text:p>
      <text:p text:style-name="Standard">Chicky, Cha-Cha, Boom-Boom</text:p>
      <text:p text:style-name="Standard">Chicky, Cha-Cha, Boom-Boom</text:p>
      <text:p text:style-name="Standard">Boom, boom, boom</text:p>
      <text:p text:style-name="Standard">Chicky, Cha-Cha, Boom-Boom</text:p>
      <text:p text:style-name="Standard">Chicky, Cha-Cha, Boom-Boom</text:p>
      <text:p text:style-name="Standard">Chicky, Cha-Cha, Boom-Boom</text:p>
      <text:p text:style-name="Standard">Chicky, Cha-Cha, Boom-Boom</text:p>
      <text:p text:style-name="Standard">student@dl-34:~$ gedit output.txt</text:p>
      <text:p text:style-name="Standard"><text:soft-page-break/>student@dl-34:~$ rm output.txt</text:p>
      <text:p text:style-name="Standard">student@dl-34:~$ touch output.txt</text:p>
      <text:p text:style-name="Standard">student@dl-34:~$ cp input.txt output.txt</text:p>
      <text:p text:style-name="Standard">student@dl-34:~$ mv output.txt chicky.txt</text:p>
      <text:p text:style-name="Standard">student@dl-34:~$ head input.txt</text:p>
      <text:p text:style-name="Standard">My name is Chicky!</text:p>
      <text:p text:style-name="Standard">Chicky, Chicky, Chicky</text:p>
      <text:p text:style-name="Standard">My name is Cha-Cha!</text:p>
      <text:p text:style-name="Standard">Clap, clap, cha-cha-cha</text:p>
      <text:p text:style-name="Standard">Chicky, Chicky, Chicky</text:p>
      <text:p text:style-name="Standard">Clap, clap, cha-cha-cha</text:p>
      <text:p text:style-name="Standard">Chicky, Chicky, Chicky</text:p>
      <text:p text:style-name="Standard">Clap, clap, cha-cha-cha</text:p>
      <text:p text:style-name="Standard">My name is Boom-Boom!</text:p>
      <text:p text:style-name="Standard">Boom, boom, boom</text:p>
      <text:p text:style-name="Standard">student@dl-34:~$ tail input.txt</text:p>
      <text:p text:style-name="Standard">Clap, clap, cha-cha-cha</text:p>
      <text:p text:style-name="Standard">My name is—</text:p>
      <text:p text:style-name="Standard">Boom, boom, boom</text:p>
      <text:p text:style-name="Standard">Chicky, Cha-Cha, Boom-Boom</text:p>
      <text:p text:style-name="Standard">Lya-lya-lya-lya-lya</text:p>
      <text:p text:style-name="Standard">Chicky, Cha-Cha, Boom-Boom</text:p>
      <text:p text:style-name="Standard">Lya-lya-lya-lya-lya</text:p>
      <text:p text:style-name="Standard">Chicky, Cha-Cha, Boom-Boom</text:p>
      <text:p text:style-name="Standard">Chicky, Cha-Cha, Boom-Boom</text:p>
      <text:p text:style-name="Standard">Lya-lya-lya-lya-lya</text:p>
      <text:p text:style-name="Standard">student@dl-34:~$ gedit fact.sh</text:p>
      <text:p text:style-name="Standard">student@dl-34:~$ shmode +x fact.sh</text:p>
      <text:p text:style-name="Standard">shmode: command not found</text:p>
      <text:p text:style-name="Standard">student@dl-34:~$ gedit fact.sh</text:p>
      <text:p text:style-name="Standard">student@dl-34:~$ shmode +x fact.sh</text:p>
      <text:p text:style-name="Standard">shmode: command not found</text:p>
      <text:p text:style-name="Standard">student@dl-34:~$ chmode +x fact.sh</text:p>
      <text:p text:style-name="Standard">Command 'chmode' not found, did you mean:</text:p>
      <text:p text:style-name="Standard"><text:s text:c="2"/>command 'chmod' from deb coreutils (8.32-4.1ubuntu1.2)</text:p>
      <text:p text:style-name="Standard">Try: sudo apt install &lt;deb name&gt;</text:p>
      <text:p text:style-name="Standard">student@dl-34:~$ chmod +x fact.sh</text:p>
      <text:p text:style-name="Standard">student@dl-34:~$ ./fact.sh</text:p>
      <text:p text:style-name="Standard">Hi</text:p>
      <text:p text:style-name="Standard">student@dl-34:~$ wc -l input.txt</text:p>
      <text:p text:style-name="Standard">31 input.txt</text:p>
      <text:p text:style-name="Standard">student@dl-34:~$ wc -w input.txt</text:p>
      <text:p text:style-name="Standard">91 input.txt</text:p>
      <text:p text:style-name="Standard">student@dl-34:~$ wc -c input.txt</text:p>
      <text:p text:style-name="Standard">675 input.txt</text:p>
      <text:p text:style-name="Standard">student@dl-34:~$ ^C</text:p>
      <text:p text:style-name="Standard">student@dl-34:~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1:56:19.338158197</meta:creation-date>
    <dc:date>2025-01-09T11:58:48.884058132</dc:date>
    <meta:editing-duration>PT2M29S</meta:editing-duration>
    <meta:editing-cycles>1</meta:editing-cycles>
    <meta:document-statistic meta:table-count="0" meta:image-count="0" meta:object-count="0" meta:page-count="32" meta:paragraph-count="1418" meta:word-count="8452" meta:character-count="58208" meta:non-whitespace-character-count="41860"/>
    <meta:generator>LibreOffice/7.3.7.2$Linux_X86_64 LibreOffice_project/30$Build-2</meta:generator>
  </office:meta>
</office:document-meta>
</file>